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84in"/>
    </style:style>
    <style:style style:name="co2" style:family="table-column">
      <style:table-column-properties fo:break-before="auto" style:column-width="0.2661in"/>
    </style:style>
    <style:style style:name="co3" style:family="table-column">
      <style:table-column-properties fo:break-before="auto" style:column-width="0.672in"/>
    </style:style>
    <style:style style:name="co4" style:family="table-column">
      <style:table-column-properties fo:break-before="auto" style:column-width="4.0102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PageStyle_5f_0">
      <style:table-properties table:display="true" style:writing-mode="lr-tb"/>
    </style:style>
    <style:style style:name="ta2" style:family="table" style:master-page-name="PageStyle_5f_1">
      <style:table-properties table:display="true" style:writing-mode="lr-tb"/>
    </style:style>
    <style:style style:name="ta3" style:family="table" style:master-page-name="PageStyle_5f_2">
      <style:table-properties table:display="true" style:writing-mode="lr-tb"/>
    </style:style>
    <style:style style:name="ta4" style:family="table" style:master-page-name="PageStyle_5f_3">
      <style:table-properties table:display="true" style:writing-mode="lr-tb"/>
    </style:style>
    <style:style style:name="ta5" style:family="table" style:master-page-name="PageStyle_5f_4">
      <style:table-properties table:display="true" style:writing-mode="lr-tb"/>
    </style:style>
    <style:style style:name="ta6" style:family="table" style:master-page-name="PageStyle_5f_5">
      <style:table-properties table:display="true" style:writing-mode="lr-tb"/>
    </style:style>
    <style:style style:name="ta7" style:family="table" style:master-page-name="PageStyle_5f_6">
      <style:table-properties table:display="true" style:writing-mode="lr-tb"/>
    </style:style>
    <style:style style:name="ta8" style:family="table" style:master-page-name="PageStyle_5f_7">
      <style:table-properties table:display="true" style:writing-mode="lr-tb"/>
    </style:style>
    <style:style style:name="ta9" style:family="table" style:master-page-name="PageStyle_5f_8">
      <style:table-properties table:display="true" style:writing-mode="lr-tb"/>
    </style:style>
    <style:style style:name="ta10" style:family="table" style:master-page-name="PageStyle_5f_9">
      <style:table-properties table:display="true" style:writing-mode="lr-tb"/>
    </style:style>
    <style:style style:name="ta11" style:family="table" style:master-page-name="PageStyle_5f_x">
      <style:table-properties table:display="true" style:writing-mode="lr-tb"/>
    </style:style>
    <style:style style:name="ta12" style:family="table" style:master-page-name="PageStyle_5f_W">
      <style:table-properties table:display="true" style:writing-mode="lr-tb"/>
    </style:style>
    <style:style style:name="ta13" style:family="table" style:master-page-name="PageStyle_5f_O">
      <style:table-properties table:display="true" style:writing-mode="lr-tb"/>
    </style:style>
    <style:style style:name="ta14" style:family="table" style:master-page-name="PageStyle_5f_R">
      <style:table-properties table:display="true" style:writing-mode="lr-tb"/>
    </style:style>
    <style:style style:name="ta15" style:family="table" style:master-page-name="PageStyle_5f_L">
      <style:table-properties table:display="true" style:writing-mode="lr-tb"/>
    </style:style>
    <style:style style:name="ta16" style:family="table" style:master-page-name="PageStyle_5f_D">
      <style:table-properties table:display="true" style:writing-mode="lr-tb"/>
    </style:style>
    <style:style style:name="ta17" style:family="table" style:master-page-name="PageStyle_5f_-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bfbfb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27" style:base-cell-address="'0'.A1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bfbfb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26" style:base-cell-address="'0'.A1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bfbfb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25" style:base-cell-address="'0'.A1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bfbfb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24" style:base-cell-address="'0'.A1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bfbfb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23" style:base-cell-address="'0'.A1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bfbfb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22" style:base-cell-address="'0'.A1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bfbfb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21" style:base-cell-address="'0'.A1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bfbfb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20" style:base-cell-address="'0'.A1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bfbfb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9" style:base-cell-address="'0'.A1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bfbfb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8" style:base-cell-address="'0'.A1"/>
    </style:style>
    <style:style style:name="ce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bfbfb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7" style:base-cell-address="'0'.A1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bfbfb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6" style:base-cell-address="'0'.A1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bfbfb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5" style:base-cell-address="'0'.A1"/>
      <style:map style:condition="cell-content()=0" style:apply-style-name="ConditionalStyle_5f_10" style:base-cell-address="'0'.A1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bfbfb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5" style:base-cell-address="'0'.A1"/>
    </style:style>
    <style:style style:name="ce1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bfbfb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3" style:base-cell-address="'0'.A1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bfbfb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2" style:base-cell-address="'0'.A1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bfbfb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1" style:base-cell-address="'0'.A1"/>
    </style:style>
    <style:style style:name="ce2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bfbfb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5" style:base-cell-address="'0'.A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0" table:style-name="ta1" table:print="false"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table:style-name="ce1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12">
            <text:p>5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24">
            <text:p>102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2048">
            <text:p>204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table:formula="of:=CONCATENATE(&quot;0x&quot;; DEC2HEX(([.B1]*[.A1])+([.B2]*[.A2])+([.B3]*[.A3])+([.B4]*[.A4])+([.B5]*[.A5])+([.B6]*[.A6])+([.B7]*[.A7])+([.B8]*[.A8])+([.B9]*[.A9])+([.B10]*[.A10])+([.B11]*[.A11])+([.B12]*[.A12])))" office:value-type="string" office:string-value="0x1C">
            <text:p>0x1C</text:p>
          </table:table-cell>
          <table:table-cell table:style-name="ce3" table:formula="of:=CONCATENATE(&quot;0x&quot;; DEC2HEX(([.C1]*[.A1])+([.C2]*[.A2])+([.C3]*[.A3])+([.C4]*[.A4])+([.C5]*[.A5])+([.C6]*[.A6])+([.C7]*[.A7])+([.C8]*[.A8])+([.C9]*[.A9])+([.C10]*[.A10])+([.C11]*[.A11])+([.C12]*[.A12])))" office:value-type="string" office:string-value="0x3E">
            <text:p>0x3E</text:p>
          </table:table-cell>
          <table:table-cell table:style-name="ce3" table:formula="of:=CONCATENATE(&quot;0x&quot;; DEC2HEX(([.D1]*[.A1])+([.D2]*[.A2])+([.D3]*[.A3])+([.D4]*[.A4])+([.D5]*[.A5])+([.D6]*[.A6])+([.D7]*[.A7])+([.D8]*[.A8])+([.D9]*[.A9])+([.D10]*[.A10])+([.D11]*[.A11])+([.D12]*[.A12])))" office:value-type="string" office:string-value="0x61">
            <text:p>0x61</text:p>
          </table:table-cell>
          <table:table-cell table:style-name="ce3" table:formula="of:=CONCATENATE(&quot;0x&quot;; DEC2HEX(([.E1]*[.A1])+([.E2]*[.A2])+([.E3]*[.A3])+([.E4]*[.A4])+([.E5]*[.A5])+([.E6]*[.A6])+([.E7]*[.A7])+([.E8]*[.A8])+([.E9]*[.A9])+([.E10]*[.A10])+([.E11]*[.A11])+([.E12]*[.A12])))" office:value-type="string" office:string-value="0x41">
            <text:p>0x41</text:p>
          </table:table-cell>
          <table:table-cell table:style-name="ce3" table:formula="of:=CONCATENATE(&quot;0x&quot;; DEC2HEX(([.F1]*[.A1])+([.F2]*[.A2])+([.F3]*[.A3])+([.F4]*[.A4])+([.F5]*[.A5])+([.F6]*[.A6])+([.F7]*[.A7])+([.F8]*[.A8])+([.F9]*[.A9])+([.F10]*[.A10])+([.F11]*[.A11])+([.F12]*[.A12])))" office:value-type="string" office:string-value="0x43">
            <text:p>0x43</text:p>
          </table:table-cell>
          <table:table-cell table:style-name="ce3" table:formula="of:=CONCATENATE(&quot;0x&quot;; DEC2HEX(([.G1]*[.A1])+([.G2]*[.A2])+([.G3]*[.A3])+([.G4]*[.A4])+([.G5]*[.A5])+([.G6]*[.A6])+([.G7]*[.A7])+([.G8]*[.A8])+([.G9]*[.A9])+([.G10]*[.A10])+([.G11]*[.A11])+([.G12]*[.A12])))" office:value-type="string" office:string-value="0x3E">
            <text:p>0x3E</text:p>
          </table:table-cell>
          <table:table-cell table:style-name="ce3" table:formula="of:=CONCATENATE(&quot;0x&quot;; DEC2HEX(([.H1]*[.A1])+([.H2]*[.A2])+([.H3]*[.A3])+([.H4]*[.A4])+([.H5]*[.A5])+([.H6]*[.A6])+([.H7]*[.A7])+([.H8]*[.A8])+([.H9]*[.A9])+([.H10]*[.A10])+([.H11]*[.A11])+([.H12]*[.A12])))" office:value-type="string" office:string-value="0x1C">
            <text:p>0x1C</text:p>
          </table:table-cell>
          <table:table-cell table:style-name="ce3" table:formula="of:=CONCATENATE(&quot;0x&quot;; DEC2HEX(([.I1]*[.A1])+([.I2]*[.A2])+([.I3]*[.A3])+([.I4]*[.A4])+([.I5]*[.A5])+([.I6]*[.A6])+([.I7]*[.A7])+([.I8]*[.A8])+([.I9]*[.A9])+([.I10]*[.A10])+([.I11]*[.A11])+([.I12]*[.A12])))" office:value-type="string" office:string-value="0x0">
            <text:p>0x0</text:p>
          </table:table-cell>
          <table:table-cell table:style-name="ce3" table:number-columns-repeated="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Output :</text:p>
          </table:table-cell>
          <table:table-cell table:formula="of:=CONCATENATE([.B16]; &quot;, &quot;; [.C16]; &quot;, &quot;; [.D16]; &quot;, &quot;; [.E16]; &quot;, &quot;; [.F16]; &quot;, &quot;; [.G16]; &quot;, &quot;; [.H16])" office:value-type="string" office:string-value="0x1C, 0x3E, 0x61, 0x41, 0x43, 0x3E, 0x1C">
            <text:p>0x1C, 0x3E, 0x61, 0x41, 0x43, 0x3E, 0x1C</text:p>
          </table:table-cell>
          <table:table-cell table:number-columns-repeated="1010"/>
        </table:table-row>
        <table:table-row table:style-name="ro2" table:number-rows-repeated="65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" table:style-name="ta2" table:print="false"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table:style-name="ce1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12">
            <text:p>5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24">
            <text:p>102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2048">
            <text:p>204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table:formula="of:=CONCATENATE(&quot;0x&quot;; DEC2HEX(([.B1]*[.A1])+([.B2]*[.A2])+([.B3]*[.A3])+([.B4]*[.A4])+([.B5]*[.A5])+([.B6]*[.A6])+([.B7]*[.A7])+([.B8]*[.A8])+([.B9]*[.A9])+([.B10]*[.A10])+([.B11]*[.A11])+([.B12]*[.A12])))" office:value-type="string" office:string-value="0x40">
            <text:p>0x40</text:p>
          </table:table-cell>
          <table:table-cell table:style-name="ce3" table:formula="of:=CONCATENATE(&quot;0x&quot;; DEC2HEX(([.C1]*[.A1])+([.C2]*[.A2])+([.C3]*[.A3])+([.C4]*[.A4])+([.C5]*[.A5])+([.C6]*[.A6])+([.C7]*[.A7])+([.C8]*[.A8])+([.C9]*[.A9])+([.C10]*[.A10])+([.C11]*[.A11])+([.C12]*[.A12])))" office:value-type="string" office:string-value="0x42">
            <text:p>0x42</text:p>
          </table:table-cell>
          <table:table-cell table:style-name="ce3" table:formula="of:=CONCATENATE(&quot;0x&quot;; DEC2HEX(([.D1]*[.A1])+([.D2]*[.A2])+([.D3]*[.A3])+([.D4]*[.A4])+([.D5]*[.A5])+([.D6]*[.A6])+([.D7]*[.A7])+([.D8]*[.A8])+([.D9]*[.A9])+([.D10]*[.A10])+([.D11]*[.A11])+([.D12]*[.A12])))" office:value-type="string" office:string-value="0x7F">
            <text:p>0x7F</text:p>
          </table:table-cell>
          <table:table-cell table:style-name="ce3" table:formula="of:=CONCATENATE(&quot;0x&quot;; DEC2HEX(([.E1]*[.A1])+([.E2]*[.A2])+([.E3]*[.A3])+([.E4]*[.A4])+([.E5]*[.A5])+([.E6]*[.A6])+([.E7]*[.A7])+([.E8]*[.A8])+([.E9]*[.A9])+([.E10]*[.A10])+([.E11]*[.A11])+([.E12]*[.A12])))" office:value-type="string" office:string-value="0x7F">
            <text:p>0x7F</text:p>
          </table:table-cell>
          <table:table-cell table:style-name="ce3" table:formula="of:=CONCATENATE(&quot;0x&quot;; DEC2HEX(([.F1]*[.A1])+([.F2]*[.A2])+([.F3]*[.A3])+([.F4]*[.A4])+([.F5]*[.A5])+([.F6]*[.A6])+([.F7]*[.A7])+([.F8]*[.A8])+([.F9]*[.A9])+([.F10]*[.A10])+([.F11]*[.A11])+([.F12]*[.A12])))" office:value-type="string" office:string-value="0x40">
            <text:p>0x40</text:p>
          </table:table-cell>
          <table:table-cell table:style-name="ce3" table:formula="of:=CONCATENATE(&quot;0x&quot;; DEC2HEX(([.G1]*[.A1])+([.G2]*[.A2])+([.G3]*[.A3])+([.G4]*[.A4])+([.G5]*[.A5])+([.G6]*[.A6])+([.G7]*[.A7])+([.G8]*[.A8])+([.G9]*[.A9])+([.G10]*[.A10])+([.G11]*[.A11])+([.G12]*[.A12])))" office:value-type="string" office:string-value="0x40">
            <text:p>0x40</text:p>
          </table:table-cell>
          <table:table-cell table:style-name="ce3" table:formula="of:=CONCATENATE(&quot;0x&quot;; DEC2HEX(([.H1]*[.A1])+([.H2]*[.A2])+([.H3]*[.A3])+([.H4]*[.A4])+([.H5]*[.A5])+([.H6]*[.A6])+([.H7]*[.A7])+([.H8]*[.A8])+([.H9]*[.A9])+([.H10]*[.A10])+([.H11]*[.A11])+([.H12]*[.A12])))" office:value-type="string" office:string-value="0x0">
            <text:p>0x0</text:p>
          </table:table-cell>
          <table:table-cell table:style-name="ce3" table:formula="of:=CONCATENATE(&quot;0x&quot;; DEC2HEX(([.I1]*[.A1])+([.I2]*[.A2])+([.I3]*[.A3])+([.I4]*[.A4])+([.I5]*[.A5])+([.I6]*[.A6])+([.I7]*[.A7])+([.I8]*[.A8])+([.I9]*[.A9])+([.I10]*[.A10])+([.I11]*[.A11])+([.I12]*[.A12])))" office:value-type="string" office:string-value="0x0">
            <text:p>0x0</text:p>
          </table:table-cell>
          <table:table-cell table:style-name="ce3" table:number-columns-repeated="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Output :</text:p>
          </table:table-cell>
          <table:table-cell table:formula="of:=CONCATENATE([.B16]; &quot;, &quot;; [.C16]; &quot;, &quot;; [.D16]; &quot;, &quot;; [.E16]; &quot;, &quot;; [.F16]; &quot;, &quot;; [.G16]; &quot;, &quot;; [.H16])" office:value-type="string" office:string-value="0x40, 0x42, 0x7F, 0x7F, 0x40, 0x40, 0x0">
            <text:p>0x40, 0x42, 0x7F, 0x7F, 0x40, 0x40, 0x0</text:p>
          </table:table-cell>
          <table:table-cell table:number-columns-repeated="1010"/>
        </table:table-row>
        <table:table-row table:style-name="ro2" table:number-rows-repeated="65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3" table:print="false"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table:style-name="ce1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12">
            <text:p>51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24">
            <text:p>102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2048">
            <text:p>204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table:formula="of:=CONCATENATE(&quot;0x&quot;; DEC2HEX(([.B1]*[.A1])+([.B2]*[.A2])+([.B3]*[.A3])+([.B4]*[.A4])+([.B5]*[.A5])+([.B6]*[.A6])+([.B7]*[.A7])+([.B8]*[.A8])+([.B9]*[.A9])+([.B10]*[.A10])+([.B11]*[.A11])+([.B12]*[.A12])))" office:value-type="string" office:string-value="0x62">
            <text:p>0x62</text:p>
          </table:table-cell>
          <table:table-cell table:style-name="ce3" table:formula="of:=CONCATENATE(&quot;0x&quot;; DEC2HEX(([.C1]*[.A1])+([.C2]*[.A2])+([.C3]*[.A3])+([.C4]*[.A4])+([.C5]*[.A5])+([.C6]*[.A6])+([.C7]*[.A7])+([.C8]*[.A8])+([.C9]*[.A9])+([.C10]*[.A10])+([.C11]*[.A11])+([.C12]*[.A12])))" office:value-type="string" office:string-value="0x73">
            <text:p>0x73</text:p>
          </table:table-cell>
          <table:table-cell table:style-name="ce3" table:formula="of:=CONCATENATE(&quot;0x&quot;; DEC2HEX(([.D1]*[.A1])+([.D2]*[.A2])+([.D3]*[.A3])+([.D4]*[.A4])+([.D5]*[.A5])+([.D6]*[.A6])+([.D7]*[.A7])+([.D8]*[.A8])+([.D9]*[.A9])+([.D10]*[.A10])+([.D11]*[.A11])+([.D12]*[.A12])))" office:value-type="string" office:string-value="0x79">
            <text:p>0x79</text:p>
          </table:table-cell>
          <table:table-cell table:style-name="ce3" table:formula="of:=CONCATENATE(&quot;0x&quot;; DEC2HEX(([.E1]*[.A1])+([.E2]*[.A2])+([.E3]*[.A3])+([.E4]*[.A4])+([.E5]*[.A5])+([.E6]*[.A6])+([.E7]*[.A7])+([.E8]*[.A8])+([.E9]*[.A9])+([.E10]*[.A10])+([.E11]*[.A11])+([.E12]*[.A12])))" office:value-type="string" office:string-value="0x59">
            <text:p>0x59</text:p>
          </table:table-cell>
          <table:table-cell table:style-name="ce3" table:formula="of:=CONCATENATE(&quot;0x&quot;; DEC2HEX(([.F1]*[.A1])+([.F2]*[.A2])+([.F3]*[.A3])+([.F4]*[.A4])+([.F5]*[.A5])+([.F6]*[.A6])+([.F7]*[.A7])+([.F8]*[.A8])+([.F9]*[.A9])+([.F10]*[.A10])+([.F11]*[.A11])+([.F12]*[.A12])))" office:value-type="string" office:string-value="0x5D">
            <text:p>0x5D</text:p>
          </table:table-cell>
          <table:table-cell table:style-name="ce3" table:formula="of:=CONCATENATE(&quot;0x&quot;; DEC2HEX(([.G1]*[.A1])+([.G2]*[.A2])+([.G3]*[.A3])+([.G4]*[.A4])+([.G5]*[.A5])+([.G6]*[.A6])+([.G7]*[.A7])+([.G8]*[.A8])+([.G9]*[.A9])+([.G10]*[.A10])+([.G11]*[.A11])+([.G12]*[.A12])))" office:value-type="string" office:string-value="0x4F">
            <text:p>0x4F</text:p>
          </table:table-cell>
          <table:table-cell table:style-name="ce3" table:formula="of:=CONCATENATE(&quot;0x&quot;; DEC2HEX(([.H1]*[.A1])+([.H2]*[.A2])+([.H3]*[.A3])+([.H4]*[.A4])+([.H5]*[.A5])+([.H6]*[.A6])+([.H7]*[.A7])+([.H8]*[.A8])+([.H9]*[.A9])+([.H10]*[.A10])+([.H11]*[.A11])+([.H12]*[.A12])))" office:value-type="string" office:string-value="0x46">
            <text:p>0x46</text:p>
          </table:table-cell>
          <table:table-cell table:style-name="ce3" table:formula="of:=CONCATENATE(&quot;0x&quot;; DEC2HEX(([.I1]*[.A1])+([.I2]*[.A2])+([.I3]*[.A3])+([.I4]*[.A4])+([.I5]*[.A5])+([.I6]*[.A6])+([.I7]*[.A7])+([.I8]*[.A8])+([.I9]*[.A9])+([.I10]*[.A10])+([.I11]*[.A11])+([.I12]*[.A12])))" office:value-type="string" office:string-value="0x0">
            <text:p>0x0</text:p>
          </table:table-cell>
          <table:table-cell table:style-name="ce3" table:number-columns-repeated="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Output :</text:p>
          </table:table-cell>
          <table:table-cell table:formula="of:=CONCATENATE([.B16]; &quot;, &quot;; [.C16]; &quot;, &quot;; [.D16]; &quot;, &quot;; [.E16]; &quot;, &quot;; [.F16]; &quot;, &quot;; [.G16]; &quot;, &quot;; [.H16])" office:value-type="string" office:string-value="0x62, 0x73, 0x79, 0x59, 0x5D, 0x4F, 0x46">
            <text:p>0x62, 0x73, 0x79, 0x59, 0x5D, 0x4F, 0x46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number-columns-repeated="2" office:value-type="string">
            <text:p><text:s/></text:p>
          </table:table-cell>
          <table:table-cell table:number-columns-repeated="1010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" table:style-name="ta4" table:print="false"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table:style-name="ce1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12">
            <text:p>51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24">
            <text:p>102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2048">
            <text:p>204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table:formula="of:=CONCATENATE(&quot;0x&quot;; DEC2HEX(([.B1]*[.A1])+([.B2]*[.A2])+([.B3]*[.A3])+([.B4]*[.A4])+([.B5]*[.A5])+([.B6]*[.A6])+([.B7]*[.A7])+([.B8]*[.A8])+([.B9]*[.A9])+([.B10]*[.A10])+([.B11]*[.A11])+([.B12]*[.A12])))" office:value-type="string" office:string-value="0x20">
            <text:p>0x20</text:p>
          </table:table-cell>
          <table:table-cell table:style-name="ce3" table:formula="of:=CONCATENATE(&quot;0x&quot;; DEC2HEX(([.C1]*[.A1])+([.C2]*[.A2])+([.C3]*[.A3])+([.C4]*[.A4])+([.C5]*[.A5])+([.C6]*[.A6])+([.C7]*[.A7])+([.C8]*[.A8])+([.C9]*[.A9])+([.C10]*[.A10])+([.C11]*[.A11])+([.C12]*[.A12])))" office:value-type="string" office:string-value="0x61">
            <text:p>0x61</text:p>
          </table:table-cell>
          <table:table-cell table:style-name="ce3" table:formula="of:=CONCATENATE(&quot;0x&quot;; DEC2HEX(([.D1]*[.A1])+([.D2]*[.A2])+([.D3]*[.A3])+([.D4]*[.A4])+([.D5]*[.A5])+([.D6]*[.A6])+([.D7]*[.A7])+([.D8]*[.A8])+([.D9]*[.A9])+([.D10]*[.A10])+([.D11]*[.A11])+([.D12]*[.A12])))" office:value-type="string" office:string-value="0x49">
            <text:p>0x49</text:p>
          </table:table-cell>
          <table:table-cell table:style-name="ce3" table:formula="of:=CONCATENATE(&quot;0x&quot;; DEC2HEX(([.E1]*[.A1])+([.E2]*[.A2])+([.E3]*[.A3])+([.E4]*[.A4])+([.E5]*[.A5])+([.E6]*[.A6])+([.E7]*[.A7])+([.E8]*[.A8])+([.E9]*[.A9])+([.E10]*[.A10])+([.E11]*[.A11])+([.E12]*[.A12])))" office:value-type="string" office:string-value="0x4D">
            <text:p>0x4D</text:p>
          </table:table-cell>
          <table:table-cell table:style-name="ce3" table:formula="of:=CONCATENATE(&quot;0x&quot;; DEC2HEX(([.F1]*[.A1])+([.F2]*[.A2])+([.F3]*[.A3])+([.F4]*[.A4])+([.F5]*[.A5])+([.F6]*[.A6])+([.F7]*[.A7])+([.F8]*[.A8])+([.F9]*[.A9])+([.F10]*[.A10])+([.F11]*[.A11])+([.F12]*[.A12])))" office:value-type="string" office:string-value="0x4F">
            <text:p>0x4F</text:p>
          </table:table-cell>
          <table:table-cell table:style-name="ce3" table:formula="of:=CONCATENATE(&quot;0x&quot;; DEC2HEX(([.G1]*[.A1])+([.G2]*[.A2])+([.G3]*[.A3])+([.G4]*[.A4])+([.G5]*[.A5])+([.G6]*[.A6])+([.G7]*[.A7])+([.G8]*[.A8])+([.G9]*[.A9])+([.G10]*[.A10])+([.G11]*[.A11])+([.G12]*[.A12])))" office:value-type="string" office:string-value="0x7B">
            <text:p>0x7B</text:p>
          </table:table-cell>
          <table:table-cell table:style-name="ce3" table:formula="of:=CONCATENATE(&quot;0x&quot;; DEC2HEX(([.H1]*[.A1])+([.H2]*[.A2])+([.H3]*[.A3])+([.H4]*[.A4])+([.H5]*[.A5])+([.H6]*[.A6])+([.H7]*[.A7])+([.H8]*[.A8])+([.H9]*[.A9])+([.H10]*[.A10])+([.H11]*[.A11])+([.H12]*[.A12])))" office:value-type="string" office:string-value="0x31">
            <text:p>0x31</text:p>
          </table:table-cell>
          <table:table-cell table:style-name="ce3" table:formula="of:=CONCATENATE(&quot;0x&quot;; DEC2HEX(([.I1]*[.A1])+([.I2]*[.A2])+([.I3]*[.A3])+([.I4]*[.A4])+([.I5]*[.A5])+([.I6]*[.A6])+([.I7]*[.A7])+([.I8]*[.A8])+([.I9]*[.A9])+([.I10]*[.A10])+([.I11]*[.A11])+([.I12]*[.A12])))" office:value-type="string" office:string-value="0x0">
            <text:p>0x0</text:p>
          </table:table-cell>
          <table:table-cell table:style-name="ce3" table:number-columns-repeated="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Output :</text:p>
          </table:table-cell>
          <table:table-cell table:formula="of:=CONCATENATE([.B16]; &quot;, &quot;; [.C16]; &quot;, &quot;; [.D16]; &quot;, &quot;; [.E16]; &quot;, &quot;; [.F16]; &quot;, &quot;; [.G16]; &quot;, &quot;; [.H16])" office:value-type="string" office:string-value="0x20, 0x61, 0x49, 0x4D, 0x4F, 0x7B, 0x31">
            <text:p>0x20, 0x61, 0x49, 0x4D, 0x4F, 0x7B, 0x31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number-columns-repeated="2" office:value-type="string">
            <text:p><text:s/></text:p>
          </table:table-cell>
          <table:table-cell table:number-columns-repeated="1010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" table:style-name="ta5" table:print="false"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table:style-name="ce1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12">
            <text:p>51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24">
            <text:p>102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2048">
            <text:p>204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table:formula="of:=CONCATENATE(&quot;0x&quot;; DEC2HEX(([.B1]*[.A1])+([.B2]*[.A2])+([.B3]*[.A3])+([.B4]*[.A4])+([.B5]*[.A5])+([.B6]*[.A6])+([.B7]*[.A7])+([.B8]*[.A8])+([.B9]*[.A9])+([.B10]*[.A10])+([.B11]*[.A11])+([.B12]*[.A12])))" office:value-type="string" office:string-value="0x18">
            <text:p>0x18</text:p>
          </table:table-cell>
          <table:table-cell table:style-name="ce3" table:formula="of:=CONCATENATE(&quot;0x&quot;; DEC2HEX(([.C1]*[.A1])+([.C2]*[.A2])+([.C3]*[.A3])+([.C4]*[.A4])+([.C5]*[.A5])+([.C6]*[.A6])+([.C7]*[.A7])+([.C8]*[.A8])+([.C9]*[.A9])+([.C10]*[.A10])+([.C11]*[.A11])+([.C12]*[.A12])))" office:value-type="string" office:string-value="0x1C">
            <text:p>0x1C</text:p>
          </table:table-cell>
          <table:table-cell table:style-name="ce3" table:formula="of:=CONCATENATE(&quot;0x&quot;; DEC2HEX(([.D1]*[.A1])+([.D2]*[.A2])+([.D3]*[.A3])+([.D4]*[.A4])+([.D5]*[.A5])+([.D6]*[.A6])+([.D7]*[.A7])+([.D8]*[.A8])+([.D9]*[.A9])+([.D10]*[.A10])+([.D11]*[.A11])+([.D12]*[.A12])))" office:value-type="string" office:string-value="0x16">
            <text:p>0x16</text:p>
          </table:table-cell>
          <table:table-cell table:style-name="ce3" table:formula="of:=CONCATENATE(&quot;0x&quot;; DEC2HEX(([.E1]*[.A1])+([.E2]*[.A2])+([.E3]*[.A3])+([.E4]*[.A4])+([.E5]*[.A5])+([.E6]*[.A6])+([.E7]*[.A7])+([.E8]*[.A8])+([.E9]*[.A9])+([.E10]*[.A10])+([.E11]*[.A11])+([.E12]*[.A12])))" office:value-type="string" office:string-value="0x13">
            <text:p>0x13</text:p>
          </table:table-cell>
          <table:table-cell table:style-name="ce3" table:formula="of:=CONCATENATE(&quot;0x&quot;; DEC2HEX(([.F1]*[.A1])+([.F2]*[.A2])+([.F3]*[.A3])+([.F4]*[.A4])+([.F5]*[.A5])+([.F6]*[.A6])+([.F7]*[.A7])+([.F8]*[.A8])+([.F9]*[.A9])+([.F10]*[.A10])+([.F11]*[.A11])+([.F12]*[.A12])))" office:value-type="string" office:string-value="0x7F">
            <text:p>0x7F</text:p>
          </table:table-cell>
          <table:table-cell table:style-name="ce3" table:formula="of:=CONCATENATE(&quot;0x&quot;; DEC2HEX(([.G1]*[.A1])+([.G2]*[.A2])+([.G3]*[.A3])+([.G4]*[.A4])+([.G5]*[.A5])+([.G6]*[.A6])+([.G7]*[.A7])+([.G8]*[.A8])+([.G9]*[.A9])+([.G10]*[.A10])+([.G11]*[.A11])+([.G12]*[.A12])))" office:value-type="string" office:string-value="0x7F">
            <text:p>0x7F</text:p>
          </table:table-cell>
          <table:table-cell table:style-name="ce3" table:formula="of:=CONCATENATE(&quot;0x&quot;; DEC2HEX(([.H1]*[.A1])+([.H2]*[.A2])+([.H3]*[.A3])+([.H4]*[.A4])+([.H5]*[.A5])+([.H6]*[.A6])+([.H7]*[.A7])+([.H8]*[.A8])+([.H9]*[.A9])+([.H10]*[.A10])+([.H11]*[.A11])+([.H12]*[.A12])))" office:value-type="string" office:string-value="0x10">
            <text:p>0x10</text:p>
          </table:table-cell>
          <table:table-cell table:style-name="ce3" table:formula="of:=CONCATENATE(&quot;0x&quot;; DEC2HEX(([.I1]*[.A1])+([.I2]*[.A2])+([.I3]*[.A3])+([.I4]*[.A4])+([.I5]*[.A5])+([.I6]*[.A6])+([.I7]*[.A7])+([.I8]*[.A8])+([.I9]*[.A9])+([.I10]*[.A10])+([.I11]*[.A11])+([.I12]*[.A12])))" office:value-type="string" office:string-value="0x0">
            <text:p>0x0</text:p>
          </table:table-cell>
          <table:table-cell table:style-name="ce3" table:number-columns-repeated="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Output :</text:p>
          </table:table-cell>
          <table:table-cell table:formula="of:=CONCATENATE([.B16]; &quot;, &quot;; [.C16]; &quot;, &quot;; [.D16]; &quot;, &quot;; [.E16]; &quot;, &quot;; [.F16]; &quot;, &quot;; [.G16]; &quot;, &quot;; [.H16])" office:value-type="string" office:string-value="0x18, 0x1C, 0x16, 0x13, 0x7F, 0x7F, 0x10">
            <text:p>0x18, 0x1C, 0x16, 0x13, 0x7F, 0x7F, 0x1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number-columns-repeated="2" office:value-type="string">
            <text:p><text:s/></text:p>
          </table:table-cell>
          <table:table-cell table:number-columns-repeated="1010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" table:style-name="ta6" table:print="false"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table:style-name="ce1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12">
            <text:p>51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24">
            <text:p>102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2048">
            <text:p>204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table:formula="of:=CONCATENATE(&quot;0x&quot;; DEC2HEX(([.B1]*[.A1])+([.B2]*[.A2])+([.B3]*[.A3])+([.B4]*[.A4])+([.B5]*[.A5])+([.B6]*[.A6])+([.B7]*[.A7])+([.B8]*[.A8])+([.B9]*[.A9])+([.B10]*[.A10])+([.B11]*[.A11])+([.B12]*[.A12])))" office:value-type="string" office:string-value="0x27">
            <text:p>0x27</text:p>
          </table:table-cell>
          <table:table-cell table:style-name="ce3" table:formula="of:=CONCATENATE(&quot;0x&quot;; DEC2HEX(([.C1]*[.A1])+([.C2]*[.A2])+([.C3]*[.A3])+([.C4]*[.A4])+([.C5]*[.A5])+([.C6]*[.A6])+([.C7]*[.A7])+([.C8]*[.A8])+([.C9]*[.A9])+([.C10]*[.A10])+([.C11]*[.A11])+([.C12]*[.A12])))" office:value-type="string" office:string-value="0x67">
            <text:p>0x67</text:p>
          </table:table-cell>
          <table:table-cell table:style-name="ce3" table:formula="of:=CONCATENATE(&quot;0x&quot;; DEC2HEX(([.D1]*[.A1])+([.D2]*[.A2])+([.D3]*[.A3])+([.D4]*[.A4])+([.D5]*[.A5])+([.D6]*[.A6])+([.D7]*[.A7])+([.D8]*[.A8])+([.D9]*[.A9])+([.D10]*[.A10])+([.D11]*[.A11])+([.D12]*[.A12])))" office:value-type="string" office:string-value="0x45">
            <text:p>0x45</text:p>
          </table:table-cell>
          <table:table-cell table:style-name="ce3" table:formula="of:=CONCATENATE(&quot;0x&quot;; DEC2HEX(([.E1]*[.A1])+([.E2]*[.A2])+([.E3]*[.A3])+([.E4]*[.A4])+([.E5]*[.A5])+([.E6]*[.A6])+([.E7]*[.A7])+([.E8]*[.A8])+([.E9]*[.A9])+([.E10]*[.A10])+([.E11]*[.A11])+([.E12]*[.A12])))" office:value-type="string" office:string-value="0x45">
            <text:p>0x45</text:p>
          </table:table-cell>
          <table:table-cell table:style-name="ce3" table:formula="of:=CONCATENATE(&quot;0x&quot;; DEC2HEX(([.F1]*[.A1])+([.F2]*[.A2])+([.F3]*[.A3])+([.F4]*[.A4])+([.F5]*[.A5])+([.F6]*[.A6])+([.F7]*[.A7])+([.F8]*[.A8])+([.F9]*[.A9])+([.F10]*[.A10])+([.F11]*[.A11])+([.F12]*[.A12])))" office:value-type="string" office:string-value="0x45">
            <text:p>0x45</text:p>
          </table:table-cell>
          <table:table-cell table:style-name="ce3" table:formula="of:=CONCATENATE(&quot;0x&quot;; DEC2HEX(([.G1]*[.A1])+([.G2]*[.A2])+([.G3]*[.A3])+([.G4]*[.A4])+([.G5]*[.A5])+([.G6]*[.A6])+([.G7]*[.A7])+([.G8]*[.A8])+([.G9]*[.A9])+([.G10]*[.A10])+([.G11]*[.A11])+([.G12]*[.A12])))" office:value-type="string" office:string-value="0x7D">
            <text:p>0x7D</text:p>
          </table:table-cell>
          <table:table-cell table:style-name="ce3" table:formula="of:=CONCATENATE(&quot;0x&quot;; DEC2HEX(([.H1]*[.A1])+([.H2]*[.A2])+([.H3]*[.A3])+([.H4]*[.A4])+([.H5]*[.A5])+([.H6]*[.A6])+([.H7]*[.A7])+([.H8]*[.A8])+([.H9]*[.A9])+([.H10]*[.A10])+([.H11]*[.A11])+([.H12]*[.A12])))" office:value-type="string" office:string-value="0x38">
            <text:p>0x38</text:p>
          </table:table-cell>
          <table:table-cell table:style-name="ce3" table:formula="of:=CONCATENATE(&quot;0x&quot;; DEC2HEX(([.I1]*[.A1])+([.I2]*[.A2])+([.I3]*[.A3])+([.I4]*[.A4])+([.I5]*[.A5])+([.I6]*[.A6])+([.I7]*[.A7])+([.I8]*[.A8])+([.I9]*[.A9])+([.I10]*[.A10])+([.I11]*[.A11])+([.I12]*[.A12])))" office:value-type="string" office:string-value="0x0">
            <text:p>0x0</text:p>
          </table:table-cell>
          <table:table-cell table:style-name="ce3" table:number-columns-repeated="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Output :</text:p>
          </table:table-cell>
          <table:table-cell table:formula="of:=CONCATENATE([.B16]; &quot;, &quot;; [.C16]; &quot;, &quot;; [.D16]; &quot;, &quot;; [.E16]; &quot;, &quot;; [.F16]; &quot;, &quot;; [.G16]; &quot;, &quot;; [.H16])" office:value-type="string" office:string-value="0x27, 0x67, 0x45, 0x45, 0x45, 0x7D, 0x38">
            <text:p>0x27, 0x67, 0x45, 0x45, 0x45, 0x7D, 0x38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number-columns-repeated="2" office:value-type="string">
            <text:p><text:s/></text:p>
          </table:table-cell>
          <table:table-cell table:number-columns-repeated="1010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" table:style-name="ta7" table:print="false"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table:style-name="ce1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12">
            <text:p>51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24">
            <text:p>102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2048">
            <text:p>204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table:formula="of:=CONCATENATE(&quot;0x&quot;; DEC2HEX(([.B1]*[.A1])+([.B2]*[.A2])+([.B3]*[.A3])+([.B4]*[.A4])+([.B5]*[.A5])+([.B6]*[.A6])+([.B7]*[.A7])+([.B8]*[.A8])+([.B9]*[.A9])+([.B10]*[.A10])+([.B11]*[.A11])+([.B12]*[.A12])))" office:value-type="string" office:string-value="0x3C">
            <text:p>0x3C</text:p>
          </table:table-cell>
          <table:table-cell table:style-name="ce3" table:formula="of:=CONCATENATE(&quot;0x&quot;; DEC2HEX(([.C1]*[.A1])+([.C2]*[.A2])+([.C3]*[.A3])+([.C4]*[.A4])+([.C5]*[.A5])+([.C6]*[.A6])+([.C7]*[.A7])+([.C8]*[.A8])+([.C9]*[.A9])+([.C10]*[.A10])+([.C11]*[.A11])+([.C12]*[.A12])))" office:value-type="string" office:string-value="0x7E">
            <text:p>0x7E</text:p>
          </table:table-cell>
          <table:table-cell table:style-name="ce3" table:formula="of:=CONCATENATE(&quot;0x&quot;; DEC2HEX(([.D1]*[.A1])+([.D2]*[.A2])+([.D3]*[.A3])+([.D4]*[.A4])+([.D5]*[.A5])+([.D6]*[.A6])+([.D7]*[.A7])+([.D8]*[.A8])+([.D9]*[.A9])+([.D10]*[.A10])+([.D11]*[.A11])+([.D12]*[.A12])))" office:value-type="string" office:string-value="0x4B">
            <text:p>0x4B</text:p>
          </table:table-cell>
          <table:table-cell table:style-name="ce3" table:formula="of:=CONCATENATE(&quot;0x&quot;; DEC2HEX(([.E1]*[.A1])+([.E2]*[.A2])+([.E3]*[.A3])+([.E4]*[.A4])+([.E5]*[.A5])+([.E6]*[.A6])+([.E7]*[.A7])+([.E8]*[.A8])+([.E9]*[.A9])+([.E10]*[.A10])+([.E11]*[.A11])+([.E12]*[.A12])))" office:value-type="string" office:string-value="0x49">
            <text:p>0x49</text:p>
          </table:table-cell>
          <table:table-cell table:style-name="ce3" table:formula="of:=CONCATENATE(&quot;0x&quot;; DEC2HEX(([.F1]*[.A1])+([.F2]*[.A2])+([.F3]*[.A3])+([.F4]*[.A4])+([.F5]*[.A5])+([.F6]*[.A6])+([.F7]*[.A7])+([.F8]*[.A8])+([.F9]*[.A9])+([.F10]*[.A10])+([.F11]*[.A11])+([.F12]*[.A12])))" office:value-type="string" office:string-value="0x49">
            <text:p>0x49</text:p>
          </table:table-cell>
          <table:table-cell table:style-name="ce3" table:formula="of:=CONCATENATE(&quot;0x&quot;; DEC2HEX(([.G1]*[.A1])+([.G2]*[.A2])+([.G3]*[.A3])+([.G4]*[.A4])+([.G5]*[.A5])+([.G6]*[.A6])+([.G7]*[.A7])+([.G8]*[.A8])+([.G9]*[.A9])+([.G10]*[.A10])+([.G11]*[.A11])+([.G12]*[.A12])))" office:value-type="string" office:string-value="0x79">
            <text:p>0x79</text:p>
          </table:table-cell>
          <table:table-cell table:style-name="ce3" table:formula="of:=CONCATENATE(&quot;0x&quot;; DEC2HEX(([.H1]*[.A1])+([.H2]*[.A2])+([.H3]*[.A3])+([.H4]*[.A4])+([.H5]*[.A5])+([.H6]*[.A6])+([.H7]*[.A7])+([.H8]*[.A8])+([.H9]*[.A9])+([.H10]*[.A10])+([.H11]*[.A11])+([.H12]*[.A12])))" office:value-type="string" office:string-value="0x30">
            <text:p>0x30</text:p>
          </table:table-cell>
          <table:table-cell table:style-name="ce3" table:formula="of:=CONCATENATE(&quot;0x&quot;; DEC2HEX(([.I1]*[.A1])+([.I2]*[.A2])+([.I3]*[.A3])+([.I4]*[.A4])+([.I5]*[.A5])+([.I6]*[.A6])+([.I7]*[.A7])+([.I8]*[.A8])+([.I9]*[.A9])+([.I10]*[.A10])+([.I11]*[.A11])+([.I12]*[.A12])))" office:value-type="string" office:string-value="0x0">
            <text:p>0x0</text:p>
          </table:table-cell>
          <table:table-cell table:style-name="ce3" table:number-columns-repeated="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Output :</text:p>
          </table:table-cell>
          <table:table-cell table:formula="of:=CONCATENATE([.B16]; &quot;, &quot;; [.C16]; &quot;, &quot;; [.D16]; &quot;, &quot;; [.E16]; &quot;, &quot;; [.F16]; &quot;, &quot;; [.G16]; &quot;, &quot;; [.H16])" office:value-type="string" office:string-value="0x3C, 0x7E, 0x4B, 0x49, 0x49, 0x79, 0x30">
            <text:p>0x3C, 0x7E, 0x4B, 0x49, 0x49, 0x79, 0x3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number-columns-repeated="2" office:value-type="string">
            <text:p><text:s/></text:p>
          </table:table-cell>
          <table:table-cell table:number-columns-repeated="1010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" table:style-name="ta8" table:print="false"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table:style-name="ce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12">
            <text:p>51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24">
            <text:p>102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2048">
            <text:p>2048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table:formula="of:=CONCATENATE(&quot;0x&quot;; DEC2HEX(([.B1]*[.A1])+([.B2]*[.A2])+([.B3]*[.A3])+([.B4]*[.A4])+([.B5]*[.A5])+([.B6]*[.A6])+([.B7]*[.A7])+([.B8]*[.A8])+([.B9]*[.A9])+([.B10]*[.A10])+([.B11]*[.A11])+([.B12]*[.A12])))" office:value-type="string" office:string-value="0x3">
            <text:p>0x3</text:p>
          </table:table-cell>
          <table:table-cell table:style-name="ce3" table:formula="of:=CONCATENATE(&quot;0x&quot;; DEC2HEX(([.C1]*[.A1])+([.C2]*[.A2])+([.C3]*[.A3])+([.C4]*[.A4])+([.C5]*[.A5])+([.C6]*[.A6])+([.C7]*[.A7])+([.C8]*[.A8])+([.C9]*[.A9])+([.C10]*[.A10])+([.C11]*[.A11])+([.C12]*[.A12])))" office:value-type="string" office:string-value="0x3">
            <text:p>0x3</text:p>
          </table:table-cell>
          <table:table-cell table:style-name="ce3" table:formula="of:=CONCATENATE(&quot;0x&quot;; DEC2HEX(([.D1]*[.A1])+([.D2]*[.A2])+([.D3]*[.A3])+([.D4]*[.A4])+([.D5]*[.A5])+([.D6]*[.A6])+([.D7]*[.A7])+([.D8]*[.A8])+([.D9]*[.A9])+([.D10]*[.A10])+([.D11]*[.A11])+([.D12]*[.A12])))" office:value-type="string" office:string-value="0x71">
            <text:p>0x71</text:p>
          </table:table-cell>
          <table:table-cell table:style-name="ce3" table:formula="of:=CONCATENATE(&quot;0x&quot;; DEC2HEX(([.E1]*[.A1])+([.E2]*[.A2])+([.E3]*[.A3])+([.E4]*[.A4])+([.E5]*[.A5])+([.E6]*[.A6])+([.E7]*[.A7])+([.E8]*[.A8])+([.E9]*[.A9])+([.E10]*[.A10])+([.E11]*[.A11])+([.E12]*[.A12])))" office:value-type="string" office:string-value="0x79">
            <text:p>0x79</text:p>
          </table:table-cell>
          <table:table-cell table:style-name="ce3" table:formula="of:=CONCATENATE(&quot;0x&quot;; DEC2HEX(([.F1]*[.A1])+([.F2]*[.A2])+([.F3]*[.A3])+([.F4]*[.A4])+([.F5]*[.A5])+([.F6]*[.A6])+([.F7]*[.A7])+([.F8]*[.A8])+([.F9]*[.A9])+([.F10]*[.A10])+([.F11]*[.A11])+([.F12]*[.A12])))" office:value-type="string" office:string-value="0xD">
            <text:p>0xD</text:p>
          </table:table-cell>
          <table:table-cell table:style-name="ce3" table:formula="of:=CONCATENATE(&quot;0x&quot;; DEC2HEX(([.G1]*[.A1])+([.G2]*[.A2])+([.G3]*[.A3])+([.G4]*[.A4])+([.G5]*[.A5])+([.G6]*[.A6])+([.G7]*[.A7])+([.G8]*[.A8])+([.G9]*[.A9])+([.G10]*[.A10])+([.G11]*[.A11])+([.G12]*[.A12])))" office:value-type="string" office:string-value="0x7">
            <text:p>0x7</text:p>
          </table:table-cell>
          <table:table-cell table:style-name="ce3" table:formula="of:=CONCATENATE(&quot;0x&quot;; DEC2HEX(([.H1]*[.A1])+([.H2]*[.A2])+([.H3]*[.A3])+([.H4]*[.A4])+([.H5]*[.A5])+([.H6]*[.A6])+([.H7]*[.A7])+([.H8]*[.A8])+([.H9]*[.A9])+([.H10]*[.A10])+([.H11]*[.A11])+([.H12]*[.A12])))" office:value-type="string" office:string-value="0x3">
            <text:p>0x3</text:p>
          </table:table-cell>
          <table:table-cell table:style-name="ce3" table:formula="of:=CONCATENATE(&quot;0x&quot;; DEC2HEX(([.I1]*[.A1])+([.I2]*[.A2])+([.I3]*[.A3])+([.I4]*[.A4])+([.I5]*[.A5])+([.I6]*[.A6])+([.I7]*[.A7])+([.I8]*[.A8])+([.I9]*[.A9])+([.I10]*[.A10])+([.I11]*[.A11])+([.I12]*[.A12])))" office:value-type="string" office:string-value="0x0">
            <text:p>0x0</text:p>
          </table:table-cell>
          <table:table-cell table:style-name="ce3" table:number-columns-repeated="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Output :</text:p>
          </table:table-cell>
          <table:table-cell table:formula="of:=CONCATENATE([.B16]; &quot;, &quot;; [.C16]; &quot;, &quot;; [.D16]; &quot;, &quot;; [.E16]; &quot;, &quot;; [.F16]; &quot;, &quot;; [.G16]; &quot;, &quot;; [.H16])" office:value-type="string" office:string-value="0x3, 0x3, 0x71, 0x79, 0xD, 0x7, 0x3">
            <text:p>0x3, 0x3, 0x71, 0x79, 0xD, 0x7, 0x3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number-columns-repeated="2" office:value-type="string">
            <text:p><text:s/></text:p>
          </table:table-cell>
          <table:table-cell table:number-columns-repeated="1010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" table:style-name="ta9" table:print="false"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table:style-name="ce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12">
            <text:p>51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24">
            <text:p>102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2048">
            <text:p>204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table:formula="of:=CONCATENATE(&quot;0x&quot;; DEC2HEX(([.B1]*[.A1])+([.B2]*[.A2])+([.B3]*[.A3])+([.B4]*[.A4])+([.B5]*[.A5])+([.B6]*[.A6])+([.B7]*[.A7])+([.B8]*[.A8])+([.B9]*[.A9])+([.B10]*[.A10])+([.B11]*[.A11])+([.B12]*[.A12])))" office:value-type="string" office:string-value="0x36">
            <text:p>0x36</text:p>
          </table:table-cell>
          <table:table-cell table:style-name="ce3" table:formula="of:=CONCATENATE(&quot;0x&quot;; DEC2HEX(([.C1]*[.A1])+([.C2]*[.A2])+([.C3]*[.A3])+([.C4]*[.A4])+([.C5]*[.A5])+([.C6]*[.A6])+([.C7]*[.A7])+([.C8]*[.A8])+([.C9]*[.A9])+([.C10]*[.A10])+([.C11]*[.A11])+([.C12]*[.A12])))" office:value-type="string" office:string-value="0x7F">
            <text:p>0x7F</text:p>
          </table:table-cell>
          <table:table-cell table:style-name="ce3" table:formula="of:=CONCATENATE(&quot;0x&quot;; DEC2HEX(([.D1]*[.A1])+([.D2]*[.A2])+([.D3]*[.A3])+([.D4]*[.A4])+([.D5]*[.A5])+([.D6]*[.A6])+([.D7]*[.A7])+([.D8]*[.A8])+([.D9]*[.A9])+([.D10]*[.A10])+([.D11]*[.A11])+([.D12]*[.A12])))" office:value-type="string" office:string-value="0x49">
            <text:p>0x49</text:p>
          </table:table-cell>
          <table:table-cell table:style-name="ce3" table:formula="of:=CONCATENATE(&quot;0x&quot;; DEC2HEX(([.E1]*[.A1])+([.E2]*[.A2])+([.E3]*[.A3])+([.E4]*[.A4])+([.E5]*[.A5])+([.E6]*[.A6])+([.E7]*[.A7])+([.E8]*[.A8])+([.E9]*[.A9])+([.E10]*[.A10])+([.E11]*[.A11])+([.E12]*[.A12])))" office:value-type="string" office:string-value="0x49">
            <text:p>0x49</text:p>
          </table:table-cell>
          <table:table-cell table:style-name="ce3" table:formula="of:=CONCATENATE(&quot;0x&quot;; DEC2HEX(([.F1]*[.A1])+([.F2]*[.A2])+([.F3]*[.A3])+([.F4]*[.A4])+([.F5]*[.A5])+([.F6]*[.A6])+([.F7]*[.A7])+([.F8]*[.A8])+([.F9]*[.A9])+([.F10]*[.A10])+([.F11]*[.A11])+([.F12]*[.A12])))" office:value-type="string" office:string-value="0x49">
            <text:p>0x49</text:p>
          </table:table-cell>
          <table:table-cell table:style-name="ce3" table:formula="of:=CONCATENATE(&quot;0x&quot;; DEC2HEX(([.G1]*[.A1])+([.G2]*[.A2])+([.G3]*[.A3])+([.G4]*[.A4])+([.G5]*[.A5])+([.G6]*[.A6])+([.G7]*[.A7])+([.G8]*[.A8])+([.G9]*[.A9])+([.G10]*[.A10])+([.G11]*[.A11])+([.G12]*[.A12])))" office:value-type="string" office:string-value="0x7F">
            <text:p>0x7F</text:p>
          </table:table-cell>
          <table:table-cell table:style-name="ce3" table:formula="of:=CONCATENATE(&quot;0x&quot;; DEC2HEX(([.H1]*[.A1])+([.H2]*[.A2])+([.H3]*[.A3])+([.H4]*[.A4])+([.H5]*[.A5])+([.H6]*[.A6])+([.H7]*[.A7])+([.H8]*[.A8])+([.H9]*[.A9])+([.H10]*[.A10])+([.H11]*[.A11])+([.H12]*[.A12])))" office:value-type="string" office:string-value="0x36">
            <text:p>0x36</text:p>
          </table:table-cell>
          <table:table-cell table:style-name="ce3" table:formula="of:=CONCATENATE(&quot;0x&quot;; DEC2HEX(([.I1]*[.A1])+([.I2]*[.A2])+([.I3]*[.A3])+([.I4]*[.A4])+([.I5]*[.A5])+([.I6]*[.A6])+([.I7]*[.A7])+([.I8]*[.A8])+([.I9]*[.A9])+([.I10]*[.A10])+([.I11]*[.A11])+([.I12]*[.A12])))" office:value-type="string" office:string-value="0x0">
            <text:p>0x0</text:p>
          </table:table-cell>
          <table:table-cell table:style-name="ce3" table:number-columns-repeated="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Output :</text:p>
          </table:table-cell>
          <table:table-cell table:formula="of:=CONCATENATE([.B16]; &quot;, &quot;; [.C16]; &quot;, &quot;; [.D16]; &quot;, &quot;; [.E16]; &quot;, &quot;; [.F16]; &quot;, &quot;; [.G16]; &quot;, &quot;; [.H16])" office:value-type="string" office:string-value="0x36, 0x7F, 0x49, 0x49, 0x49, 0x7F, 0x36">
            <text:p>0x36, 0x7F, 0x49, 0x49, 0x49, 0x7F, 0x36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number-columns-repeated="2" office:value-type="string">
            <text:p><text:s/></text:p>
          </table:table-cell>
          <table:table-cell table:number-columns-repeated="1010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9" table:style-name="ta10" table:print="false"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table:style-name="ce1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12">
            <text:p>51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24">
            <text:p>102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2048">
            <text:p>204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table:formula="of:=CONCATENATE(&quot;0x&quot;; DEC2HEX(([.B1]*[.A1])+([.B2]*[.A2])+([.B3]*[.A3])+([.B4]*[.A4])+([.B5]*[.A5])+([.B6]*[.A6])+([.B7]*[.A7])+([.B8]*[.A8])+([.B9]*[.A9])+([.B10]*[.A10])+([.B11]*[.A11])+([.B12]*[.A12])))" office:value-type="string" office:string-value="0x6">
            <text:p>0x6</text:p>
          </table:table-cell>
          <table:table-cell table:style-name="ce3" table:formula="of:=CONCATENATE(&quot;0x&quot;; DEC2HEX(([.C1]*[.A1])+([.C2]*[.A2])+([.C3]*[.A3])+([.C4]*[.A4])+([.C5]*[.A5])+([.C6]*[.A6])+([.C7]*[.A7])+([.C8]*[.A8])+([.C9]*[.A9])+([.C10]*[.A10])+([.C11]*[.A11])+([.C12]*[.A12])))" office:value-type="string" office:string-value="0x4F">
            <text:p>0x4F</text:p>
          </table:table-cell>
          <table:table-cell table:style-name="ce3" table:formula="of:=CONCATENATE(&quot;0x&quot;; DEC2HEX(([.D1]*[.A1])+([.D2]*[.A2])+([.D3]*[.A3])+([.D4]*[.A4])+([.D5]*[.A5])+([.D6]*[.A6])+([.D7]*[.A7])+([.D8]*[.A8])+([.D9]*[.A9])+([.D10]*[.A10])+([.D11]*[.A11])+([.D12]*[.A12])))" office:value-type="string" office:string-value="0x49">
            <text:p>0x49</text:p>
          </table:table-cell>
          <table:table-cell table:style-name="ce3" table:formula="of:=CONCATENATE(&quot;0x&quot;; DEC2HEX(([.E1]*[.A1])+([.E2]*[.A2])+([.E3]*[.A3])+([.E4]*[.A4])+([.E5]*[.A5])+([.E6]*[.A6])+([.E7]*[.A7])+([.E8]*[.A8])+([.E9]*[.A9])+([.E10]*[.A10])+([.E11]*[.A11])+([.E12]*[.A12])))" office:value-type="string" office:string-value="0x49">
            <text:p>0x49</text:p>
          </table:table-cell>
          <table:table-cell table:style-name="ce3" table:formula="of:=CONCATENATE(&quot;0x&quot;; DEC2HEX(([.F1]*[.A1])+([.F2]*[.A2])+([.F3]*[.A3])+([.F4]*[.A4])+([.F5]*[.A5])+([.F6]*[.A6])+([.F7]*[.A7])+([.F8]*[.A8])+([.F9]*[.A9])+([.F10]*[.A10])+([.F11]*[.A11])+([.F12]*[.A12])))" office:value-type="string" office:string-value="0x69">
            <text:p>0x69</text:p>
          </table:table-cell>
          <table:table-cell table:style-name="ce3" table:formula="of:=CONCATENATE(&quot;0x&quot;; DEC2HEX(([.G1]*[.A1])+([.G2]*[.A2])+([.G3]*[.A3])+([.G4]*[.A4])+([.G5]*[.A5])+([.G6]*[.A6])+([.G7]*[.A7])+([.G8]*[.A8])+([.G9]*[.A9])+([.G10]*[.A10])+([.G11]*[.A11])+([.G12]*[.A12])))" office:value-type="string" office:string-value="0x3F">
            <text:p>0x3F</text:p>
          </table:table-cell>
          <table:table-cell table:style-name="ce3" table:formula="of:=CONCATENATE(&quot;0x&quot;; DEC2HEX(([.H1]*[.A1])+([.H2]*[.A2])+([.H3]*[.A3])+([.H4]*[.A4])+([.H5]*[.A5])+([.H6]*[.A6])+([.H7]*[.A7])+([.H8]*[.A8])+([.H9]*[.A9])+([.H10]*[.A10])+([.H11]*[.A11])+([.H12]*[.A12])))" office:value-type="string" office:string-value="0x1E">
            <text:p>0x1E</text:p>
          </table:table-cell>
          <table:table-cell table:style-name="ce3" table:formula="of:=CONCATENATE(&quot;0x&quot;; DEC2HEX(([.I1]*[.A1])+([.I2]*[.A2])+([.I3]*[.A3])+([.I4]*[.A4])+([.I5]*[.A5])+([.I6]*[.A6])+([.I7]*[.A7])+([.I8]*[.A8])+([.I9]*[.A9])+([.I10]*[.A10])+([.I11]*[.A11])+([.I12]*[.A12])))" office:value-type="string" office:string-value="0x0">
            <text:p>0x0</text:p>
          </table:table-cell>
          <table:table-cell table:style-name="ce3" table:number-columns-repeated="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Output :</text:p>
          </table:table-cell>
          <table:table-cell table:formula="of:=CONCATENATE([.B16]; &quot;, &quot;; [.C16]; &quot;, &quot;; [.D16]; &quot;, &quot;; [.E16]; &quot;, &quot;; [.F16]; &quot;, &quot;; [.G16]; &quot;, &quot;; [.H16])" office:value-type="string" office:string-value="0x6, 0x4F, 0x49, 0x49, 0x69, 0x3F, 0x1E">
            <text:p>0x6, 0x4F, 0x49, 0x49, 0x69, 0x3F, 0x1E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number-columns-repeated="2" office:value-type="string">
            <text:p><text:s/></text:p>
          </table:table-cell>
          <table:table-cell table:number-columns-repeated="1010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x" table:style-name="ta11" table:print="false"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table:style-name="ce1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12">
            <text:p>512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24">
            <text:p>1024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2048">
            <text:p>2048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table:formula="of:=CONCATENATE(&quot;0x&quot;; DEC2HEX(([.B1]*[.A1])+([.B2]*[.A2])+([.B3]*[.A3])+([.B4]*[.A4])+([.B5]*[.A5])+([.B6]*[.A6])+([.B7]*[.A7])+([.B8]*[.A8])+([.B9]*[.A9])+([.B10]*[.A10])+([.B11]*[.A11])+([.B12]*[.A12])))" office:value-type="string" office:string-value="0x0">
            <text:p>0x0</text:p>
          </table:table-cell>
          <table:table-cell table:style-name="ce3" table:formula="of:=CONCATENATE(&quot;0x&quot;; DEC2HEX(([.C1]*[.A1])+([.C2]*[.A2])+([.C3]*[.A3])+([.C4]*[.A4])+([.C5]*[.A5])+([.C6]*[.A6])+([.C7]*[.A7])+([.C8]*[.A8])+([.C9]*[.A9])+([.C10]*[.A10])+([.C11]*[.A11])+([.C12]*[.A12])))" office:value-type="string" office:string-value="0x44">
            <text:p>0x44</text:p>
          </table:table-cell>
          <table:table-cell table:style-name="ce3" table:formula="of:=CONCATENATE(&quot;0x&quot;; DEC2HEX(([.D1]*[.A1])+([.D2]*[.A2])+([.D3]*[.A3])+([.D4]*[.A4])+([.D5]*[.A5])+([.D6]*[.A6])+([.D7]*[.A7])+([.D8]*[.A8])+([.D9]*[.A9])+([.D10]*[.A10])+([.D11]*[.A11])+([.D12]*[.A12])))" office:value-type="string" office:string-value="0x28">
            <text:p>0x28</text:p>
          </table:table-cell>
          <table:table-cell table:style-name="ce3" table:formula="of:=CONCATENATE(&quot;0x&quot;; DEC2HEX(([.E1]*[.A1])+([.E2]*[.A2])+([.E3]*[.A3])+([.E4]*[.A4])+([.E5]*[.A5])+([.E6]*[.A6])+([.E7]*[.A7])+([.E8]*[.A8])+([.E9]*[.A9])+([.E10]*[.A10])+([.E11]*[.A11])+([.E12]*[.A12])))" office:value-type="string" office:string-value="0x10">
            <text:p>0x10</text:p>
          </table:table-cell>
          <table:table-cell table:style-name="ce3" table:formula="of:=CONCATENATE(&quot;0x&quot;; DEC2HEX(([.F1]*[.A1])+([.F2]*[.A2])+([.F3]*[.A3])+([.F4]*[.A4])+([.F5]*[.A5])+([.F6]*[.A6])+([.F7]*[.A7])+([.F8]*[.A8])+([.F9]*[.A9])+([.F10]*[.A10])+([.F11]*[.A11])+([.F12]*[.A12])))" office:value-type="string" office:string-value="0x28">
            <text:p>0x28</text:p>
          </table:table-cell>
          <table:table-cell table:style-name="ce3" table:formula="of:=CONCATENATE(&quot;0x&quot;; DEC2HEX(([.G1]*[.A1])+([.G2]*[.A2])+([.G3]*[.A3])+([.G4]*[.A4])+([.G5]*[.A5])+([.G6]*[.A6])+([.G7]*[.A7])+([.G8]*[.A8])+([.G9]*[.A9])+([.G10]*[.A10])+([.G11]*[.A11])+([.G12]*[.A12])))" office:value-type="string" office:string-value="0x44">
            <text:p>0x44</text:p>
          </table:table-cell>
          <table:table-cell table:style-name="ce3" table:formula="of:=CONCATENATE(&quot;0x&quot;; DEC2HEX(([.H1]*[.A1])+([.H2]*[.A2])+([.H3]*[.A3])+([.H4]*[.A4])+([.H5]*[.A5])+([.H6]*[.A6])+([.H7]*[.A7])+([.H8]*[.A8])+([.H9]*[.A9])+([.H10]*[.A10])+([.H11]*[.A11])+([.H12]*[.A12])))" office:value-type="string" office:string-value="0x0">
            <text:p>0x0</text:p>
          </table:table-cell>
          <table:table-cell table:style-name="ce3" table:formula="of:=CONCATENATE(&quot;0x&quot;; DEC2HEX(([.I1]*[.A1])+([.I2]*[.A2])+([.I3]*[.A3])+([.I4]*[.A4])+([.I5]*[.A5])+([.I6]*[.A6])+([.I7]*[.A7])+([.I8]*[.A8])+([.I9]*[.A9])+([.I10]*[.A10])+([.I11]*[.A11])+([.I12]*[.A12])))" office:value-type="string" office:string-value="0x0">
            <text:p>0x0</text:p>
          </table:table-cell>
          <table:table-cell table:style-name="ce3" table:number-columns-repeated="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Output :</text:p>
          </table:table-cell>
          <table:table-cell table:formula="of:=CONCATENATE([.B16]; &quot;, &quot;; [.C16]; &quot;, &quot;; [.D16]; &quot;, &quot;; [.E16]; &quot;, &quot;; [.F16]; &quot;, &quot;; [.G16]; &quot;, &quot;; [.H16])" office:value-type="string" office:string-value="0x0, 0x44, 0x28, 0x10, 0x28, 0x44, 0x0">
            <text:p>0x0, 0x44, 0x28, 0x10, 0x28, 0x44, 0x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number-columns-repeated="2" office:value-type="string">
            <text:p><text:s/></text:p>
          </table:table-cell>
          <table:table-cell table:number-columns-repeated="1010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" table:style-name="ta12" table:print="false"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table:style-name="ce1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12">
            <text:p>512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24">
            <text:p>1024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2048">
            <text:p>2048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table:formula="of:=CONCATENATE(&quot;0x&quot;; DEC2HEX(([.B1]*[.A1])+([.B2]*[.A2])+([.B3]*[.A3])+([.B4]*[.A4])+([.B5]*[.A5])+([.B6]*[.A6])+([.B7]*[.A7])+([.B8]*[.A8])+([.B9]*[.A9])+([.B10]*[.A10])+([.B11]*[.A11])+([.B12]*[.A12])))" office:value-type="string" office:string-value="0x7F">
            <text:p>0x7F</text:p>
          </table:table-cell>
          <table:table-cell table:style-name="ce3" table:formula="of:=CONCATENATE(&quot;0x&quot;; DEC2HEX(([.C1]*[.A1])+([.C2]*[.A2])+([.C3]*[.A3])+([.C4]*[.A4])+([.C5]*[.A5])+([.C6]*[.A6])+([.C7]*[.A7])+([.C8]*[.A8])+([.C9]*[.A9])+([.C10]*[.A10])+([.C11]*[.A11])+([.C12]*[.A12])))" office:value-type="string" office:string-value="0x7F">
            <text:p>0x7F</text:p>
          </table:table-cell>
          <table:table-cell table:style-name="ce3" table:formula="of:=CONCATENATE(&quot;0x&quot;; DEC2HEX(([.D1]*[.A1])+([.D2]*[.A2])+([.D3]*[.A3])+([.D4]*[.A4])+([.D5]*[.A5])+([.D6]*[.A6])+([.D7]*[.A7])+([.D8]*[.A8])+([.D9]*[.A9])+([.D10]*[.A10])+([.D11]*[.A11])+([.D12]*[.A12])))" office:value-type="string" office:string-value="0x38">
            <text:p>0x38</text:p>
          </table:table-cell>
          <table:table-cell table:style-name="ce3" table:formula="of:=CONCATENATE(&quot;0x&quot;; DEC2HEX(([.E1]*[.A1])+([.E2]*[.A2])+([.E3]*[.A3])+([.E4]*[.A4])+([.E5]*[.A5])+([.E6]*[.A6])+([.E7]*[.A7])+([.E8]*[.A8])+([.E9]*[.A9])+([.E10]*[.A10])+([.E11]*[.A11])+([.E12]*[.A12])))" office:value-type="string" office:string-value="0x1C">
            <text:p>0x1C</text:p>
          </table:table-cell>
          <table:table-cell table:style-name="ce3" table:formula="of:=CONCATENATE(&quot;0x&quot;; DEC2HEX(([.F1]*[.A1])+([.F2]*[.A2])+([.F3]*[.A3])+([.F4]*[.A4])+([.F5]*[.A5])+([.F6]*[.A6])+([.F7]*[.A7])+([.F8]*[.A8])+([.F9]*[.A9])+([.F10]*[.A10])+([.F11]*[.A11])+([.F12]*[.A12])))" office:value-type="string" office:string-value="0x38">
            <text:p>0x38</text:p>
          </table:table-cell>
          <table:table-cell table:style-name="ce3" table:formula="of:=CONCATENATE(&quot;0x&quot;; DEC2HEX(([.G1]*[.A1])+([.G2]*[.A2])+([.G3]*[.A3])+([.G4]*[.A4])+([.G5]*[.A5])+([.G6]*[.A6])+([.G7]*[.A7])+([.G8]*[.A8])+([.G9]*[.A9])+([.G10]*[.A10])+([.G11]*[.A11])+([.G12]*[.A12])))" office:value-type="string" office:string-value="0x7F">
            <text:p>0x7F</text:p>
          </table:table-cell>
          <table:table-cell table:style-name="ce3" table:formula="of:=CONCATENATE(&quot;0x&quot;; DEC2HEX(([.H1]*[.A1])+([.H2]*[.A2])+([.H3]*[.A3])+([.H4]*[.A4])+([.H5]*[.A5])+([.H6]*[.A6])+([.H7]*[.A7])+([.H8]*[.A8])+([.H9]*[.A9])+([.H10]*[.A10])+([.H11]*[.A11])+([.H12]*[.A12])))" office:value-type="string" office:string-value="0x7F">
            <text:p>0x7F</text:p>
          </table:table-cell>
          <table:table-cell table:style-name="ce3" table:formula="of:=CONCATENATE(&quot;0x&quot;; DEC2HEX(([.I1]*[.A1])+([.I2]*[.A2])+([.I3]*[.A3])+([.I4]*[.A4])+([.I5]*[.A5])+([.I6]*[.A6])+([.I7]*[.A7])+([.I8]*[.A8])+([.I9]*[.A9])+([.I10]*[.A10])+([.I11]*[.A11])+([.I12]*[.A12])))" office:value-type="string" office:string-value="0x0">
            <text:p>0x0</text:p>
          </table:table-cell>
          <table:table-cell table:style-name="ce3" table:number-columns-repeated="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Output :</text:p>
          </table:table-cell>
          <table:table-cell table:formula="of:=CONCATENATE([.B16]; &quot;, &quot;; [.C16]; &quot;, &quot;; [.D16]; &quot;, &quot;; [.E16]; &quot;, &quot;; [.F16]; &quot;, &quot;; [.G16]; &quot;, &quot;; [.H16])" office:value-type="string" office:string-value="0x7F, 0x7F, 0x38, 0x1C, 0x38, 0x7F, 0x7F">
            <text:p>0x7F, 0x7F, 0x38, 0x1C, 0x38, 0x7F, 0x7F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number-columns-repeated="2" office:value-type="string">
            <text:p><text:s/></text:p>
          </table:table-cell>
          <table:table-cell table:number-columns-repeated="1010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" table:style-name="ta13" table:print="false"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table:style-name="ce1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12">
            <text:p>512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24">
            <text:p>1024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2048">
            <text:p>2048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table:formula="of:=CONCATENATE(&quot;0x&quot;; DEC2HEX(([.B1]*[.A1])+([.B2]*[.A2])+([.B3]*[.A3])+([.B4]*[.A4])+([.B5]*[.A5])+([.B6]*[.A6])+([.B7]*[.A7])+([.B8]*[.A8])+([.B9]*[.A9])+([.B10]*[.A10])+([.B11]*[.A11])+([.B12]*[.A12])))" office:value-type="string" office:string-value="0x3E">
            <text:p>0x3E</text:p>
          </table:table-cell>
          <table:table-cell table:style-name="ce3" table:formula="of:=CONCATENATE(&quot;0x&quot;; DEC2HEX(([.C1]*[.A1])+([.C2]*[.A2])+([.C3]*[.A3])+([.C4]*[.A4])+([.C5]*[.A5])+([.C6]*[.A6])+([.C7]*[.A7])+([.C8]*[.A8])+([.C9]*[.A9])+([.C10]*[.A10])+([.C11]*[.A11])+([.C12]*[.A12])))" office:value-type="string" office:string-value="0x7F">
            <text:p>0x7F</text:p>
          </table:table-cell>
          <table:table-cell table:style-name="ce3" table:formula="of:=CONCATENATE(&quot;0x&quot;; DEC2HEX(([.D1]*[.A1])+([.D2]*[.A2])+([.D3]*[.A3])+([.D4]*[.A4])+([.D5]*[.A5])+([.D6]*[.A6])+([.D7]*[.A7])+([.D8]*[.A8])+([.D9]*[.A9])+([.D10]*[.A10])+([.D11]*[.A11])+([.D12]*[.A12])))" office:value-type="string" office:string-value="0x41">
            <text:p>0x41</text:p>
          </table:table-cell>
          <table:table-cell table:style-name="ce3" table:formula="of:=CONCATENATE(&quot;0x&quot;; DEC2HEX(([.E1]*[.A1])+([.E2]*[.A2])+([.E3]*[.A3])+([.E4]*[.A4])+([.E5]*[.A5])+([.E6]*[.A6])+([.E7]*[.A7])+([.E8]*[.A8])+([.E9]*[.A9])+([.E10]*[.A10])+([.E11]*[.A11])+([.E12]*[.A12])))" office:value-type="string" office:string-value="0x41">
            <text:p>0x41</text:p>
          </table:table-cell>
          <table:table-cell table:style-name="ce3" table:formula="of:=CONCATENATE(&quot;0x&quot;; DEC2HEX(([.F1]*[.A1])+([.F2]*[.A2])+([.F3]*[.A3])+([.F4]*[.A4])+([.F5]*[.A5])+([.F6]*[.A6])+([.F7]*[.A7])+([.F8]*[.A8])+([.F9]*[.A9])+([.F10]*[.A10])+([.F11]*[.A11])+([.F12]*[.A12])))" office:value-type="string" office:string-value="0x41">
            <text:p>0x41</text:p>
          </table:table-cell>
          <table:table-cell table:style-name="ce3" table:formula="of:=CONCATENATE(&quot;0x&quot;; DEC2HEX(([.G1]*[.A1])+([.G2]*[.A2])+([.G3]*[.A3])+([.G4]*[.A4])+([.G5]*[.A5])+([.G6]*[.A6])+([.G7]*[.A7])+([.G8]*[.A8])+([.G9]*[.A9])+([.G10]*[.A10])+([.G11]*[.A11])+([.G12]*[.A12])))" office:value-type="string" office:string-value="0x7F">
            <text:p>0x7F</text:p>
          </table:table-cell>
          <table:table-cell table:style-name="ce3" table:formula="of:=CONCATENATE(&quot;0x&quot;; DEC2HEX(([.H1]*[.A1])+([.H2]*[.A2])+([.H3]*[.A3])+([.H4]*[.A4])+([.H5]*[.A5])+([.H6]*[.A6])+([.H7]*[.A7])+([.H8]*[.A8])+([.H9]*[.A9])+([.H10]*[.A10])+([.H11]*[.A11])+([.H12]*[.A12])))" office:value-type="string" office:string-value="0x3E">
            <text:p>0x3E</text:p>
          </table:table-cell>
          <table:table-cell table:style-name="ce3" table:formula="of:=CONCATENATE(&quot;0x&quot;; DEC2HEX(([.I1]*[.A1])+([.I2]*[.A2])+([.I3]*[.A3])+([.I4]*[.A4])+([.I5]*[.A5])+([.I6]*[.A6])+([.I7]*[.A7])+([.I8]*[.A8])+([.I9]*[.A9])+([.I10]*[.A10])+([.I11]*[.A11])+([.I12]*[.A12])))" office:value-type="string" office:string-value="0x0">
            <text:p>0x0</text:p>
          </table:table-cell>
          <table:table-cell table:style-name="ce3" table:number-columns-repeated="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Output :</text:p>
          </table:table-cell>
          <table:table-cell table:formula="of:=CONCATENATE([.B16]; &quot;, &quot;; [.C16]; &quot;, &quot;; [.D16]; &quot;, &quot;; [.E16]; &quot;, &quot;; [.F16]; &quot;, &quot;; [.G16]; &quot;, &quot;; [.H16])" office:value-type="string" office:string-value="0x3E, 0x7F, 0x41, 0x41, 0x41, 0x7F, 0x3E">
            <text:p>0x3E, 0x7F, 0x41, 0x41, 0x41, 0x7F, 0x3E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number-columns-repeated="2" office:value-type="string">
            <text:p><text:s/></text:p>
          </table:table-cell>
          <table:table-cell table:number-columns-repeated="1010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" table:style-name="ta14" table:print="false"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table:style-name="ce1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12">
            <text:p>512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24">
            <text:p>1024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2048">
            <text:p>2048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table:formula="of:=CONCATENATE(&quot;0x&quot;; DEC2HEX(([.B1]*[.A1])+([.B2]*[.A2])+([.B3]*[.A3])+([.B4]*[.A4])+([.B5]*[.A5])+([.B6]*[.A6])+([.B7]*[.A7])+([.B8]*[.A8])+([.B9]*[.A9])+([.B10]*[.A10])+([.B11]*[.A11])+([.B12]*[.A12])))" office:value-type="string" office:string-value="0x7F">
            <text:p>0x7F</text:p>
          </table:table-cell>
          <table:table-cell table:style-name="ce3" table:formula="of:=CONCATENATE(&quot;0x&quot;; DEC2HEX(([.C1]*[.A1])+([.C2]*[.A2])+([.C3]*[.A3])+([.C4]*[.A4])+([.C5]*[.A5])+([.C6]*[.A6])+([.C7]*[.A7])+([.C8]*[.A8])+([.C9]*[.A9])+([.C10]*[.A10])+([.C11]*[.A11])+([.C12]*[.A12])))" office:value-type="string" office:string-value="0x7F">
            <text:p>0x7F</text:p>
          </table:table-cell>
          <table:table-cell table:style-name="ce3" table:formula="of:=CONCATENATE(&quot;0x&quot;; DEC2HEX(([.D1]*[.A1])+([.D2]*[.A2])+([.D3]*[.A3])+([.D4]*[.A4])+([.D5]*[.A5])+([.D6]*[.A6])+([.D7]*[.A7])+([.D8]*[.A8])+([.D9]*[.A9])+([.D10]*[.A10])+([.D11]*[.A11])+([.D12]*[.A12])))" office:value-type="string" office:string-value="0x11">
            <text:p>0x11</text:p>
          </table:table-cell>
          <table:table-cell table:style-name="ce3" table:formula="of:=CONCATENATE(&quot;0x&quot;; DEC2HEX(([.E1]*[.A1])+([.E2]*[.A2])+([.E3]*[.A3])+([.E4]*[.A4])+([.E5]*[.A5])+([.E6]*[.A6])+([.E7]*[.A7])+([.E8]*[.A8])+([.E9]*[.A9])+([.E10]*[.A10])+([.E11]*[.A11])+([.E12]*[.A12])))" office:value-type="string" office:string-value="0x31">
            <text:p>0x31</text:p>
          </table:table-cell>
          <table:table-cell table:style-name="ce3" table:formula="of:=CONCATENATE(&quot;0x&quot;; DEC2HEX(([.F1]*[.A1])+([.F2]*[.A2])+([.F3]*[.A3])+([.F4]*[.A4])+([.F5]*[.A5])+([.F6]*[.A6])+([.F7]*[.A7])+([.F8]*[.A8])+([.F9]*[.A9])+([.F10]*[.A10])+([.F11]*[.A11])+([.F12]*[.A12])))" office:value-type="string" office:string-value="0x79">
            <text:p>0x79</text:p>
          </table:table-cell>
          <table:table-cell table:style-name="ce3" table:formula="of:=CONCATENATE(&quot;0x&quot;; DEC2HEX(([.G1]*[.A1])+([.G2]*[.A2])+([.G3]*[.A3])+([.G4]*[.A4])+([.G5]*[.A5])+([.G6]*[.A6])+([.G7]*[.A7])+([.G8]*[.A8])+([.G9]*[.A9])+([.G10]*[.A10])+([.G11]*[.A11])+([.G12]*[.A12])))" office:value-type="string" office:string-value="0x6F">
            <text:p>0x6F</text:p>
          </table:table-cell>
          <table:table-cell table:style-name="ce3" table:formula="of:=CONCATENATE(&quot;0x&quot;; DEC2HEX(([.H1]*[.A1])+([.H2]*[.A2])+([.H3]*[.A3])+([.H4]*[.A4])+([.H5]*[.A5])+([.H6]*[.A6])+([.H7]*[.A7])+([.H8]*[.A8])+([.H9]*[.A9])+([.H10]*[.A10])+([.H11]*[.A11])+([.H12]*[.A12])))" office:value-type="string" office:string-value="0x4E">
            <text:p>0x4E</text:p>
          </table:table-cell>
          <table:table-cell table:style-name="ce3" table:formula="of:=CONCATENATE(&quot;0x&quot;; DEC2HEX(([.I1]*[.A1])+([.I2]*[.A2])+([.I3]*[.A3])+([.I4]*[.A4])+([.I5]*[.A5])+([.I6]*[.A6])+([.I7]*[.A7])+([.I8]*[.A8])+([.I9]*[.A9])+([.I10]*[.A10])+([.I11]*[.A11])+([.I12]*[.A12])))" office:value-type="string" office:string-value="0x0">
            <text:p>0x0</text:p>
          </table:table-cell>
          <table:table-cell table:style-name="ce3" table:number-columns-repeated="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Output :</text:p>
          </table:table-cell>
          <table:table-cell table:formula="of:=CONCATENATE([.B16]; &quot;, &quot;; [.C16]; &quot;, &quot;; [.D16]; &quot;, &quot;; [.E16]; &quot;, &quot;; [.F16]; &quot;, &quot;; [.G16]; &quot;, &quot;; [.H16])" office:value-type="string" office:string-value="0x7F, 0x7F, 0x11, 0x31, 0x79, 0x6F, 0x4E">
            <text:p>0x7F, 0x7F, 0x11, 0x31, 0x79, 0x6F, 0x4E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number-columns-repeated="2" office:value-type="string">
            <text:p><text:s/></text:p>
          </table:table-cell>
          <table:table-cell table:number-columns-repeated="1010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" table:style-name="ta15" table:print="false"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table:style-name="ce1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12">
            <text:p>512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24">
            <text:p>1024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2048">
            <text:p>2048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table:formula="of:=CONCATENATE(&quot;0x&quot;; DEC2HEX(([.B1]*[.A1])+([.B2]*[.A2])+([.B3]*[.A3])+([.B4]*[.A4])+([.B5]*[.A5])+([.B6]*[.A6])+([.B7]*[.A7])+([.B8]*[.A8])+([.B9]*[.A9])+([.B10]*[.A10])+([.B11]*[.A11])+([.B12]*[.A12])))" office:value-type="string" office:string-value="0x7F">
            <text:p>0x7F</text:p>
          </table:table-cell>
          <table:table-cell table:style-name="ce3" table:formula="of:=CONCATENATE(&quot;0x&quot;; DEC2HEX(([.C1]*[.A1])+([.C2]*[.A2])+([.C3]*[.A3])+([.C4]*[.A4])+([.C5]*[.A5])+([.C6]*[.A6])+([.C7]*[.A7])+([.C8]*[.A8])+([.C9]*[.A9])+([.C10]*[.A10])+([.C11]*[.A11])+([.C12]*[.A12])))" office:value-type="string" office:string-value="0x7F">
            <text:p>0x7F</text:p>
          </table:table-cell>
          <table:table-cell table:style-name="ce3" table:formula="of:=CONCATENATE(&quot;0x&quot;; DEC2HEX(([.D1]*[.A1])+([.D2]*[.A2])+([.D3]*[.A3])+([.D4]*[.A4])+([.D5]*[.A5])+([.D6]*[.A6])+([.D7]*[.A7])+([.D8]*[.A8])+([.D9]*[.A9])+([.D10]*[.A10])+([.D11]*[.A11])+([.D12]*[.A12])))" office:value-type="string" office:string-value="0x40">
            <text:p>0x40</text:p>
          </table:table-cell>
          <table:table-cell table:style-name="ce3" table:formula="of:=CONCATENATE(&quot;0x&quot;; DEC2HEX(([.E1]*[.A1])+([.E2]*[.A2])+([.E3]*[.A3])+([.E4]*[.A4])+([.E5]*[.A5])+([.E6]*[.A6])+([.E7]*[.A7])+([.E8]*[.A8])+([.E9]*[.A9])+([.E10]*[.A10])+([.E11]*[.A11])+([.E12]*[.A12])))" office:value-type="string" office:string-value="0x40">
            <text:p>0x40</text:p>
          </table:table-cell>
          <table:table-cell table:style-name="ce3" table:formula="of:=CONCATENATE(&quot;0x&quot;; DEC2HEX(([.F1]*[.A1])+([.F2]*[.A2])+([.F3]*[.A3])+([.F4]*[.A4])+([.F5]*[.A5])+([.F6]*[.A6])+([.F7]*[.A7])+([.F8]*[.A8])+([.F9]*[.A9])+([.F10]*[.A10])+([.F11]*[.A11])+([.F12]*[.A12])))" office:value-type="string" office:string-value="0x40">
            <text:p>0x40</text:p>
          </table:table-cell>
          <table:table-cell table:style-name="ce3" table:formula="of:=CONCATENATE(&quot;0x&quot;; DEC2HEX(([.G1]*[.A1])+([.G2]*[.A2])+([.G3]*[.A3])+([.G4]*[.A4])+([.G5]*[.A5])+([.G6]*[.A6])+([.G7]*[.A7])+([.G8]*[.A8])+([.G9]*[.A9])+([.G10]*[.A10])+([.G11]*[.A11])+([.G12]*[.A12])))" office:value-type="string" office:string-value="0x40">
            <text:p>0x40</text:p>
          </table:table-cell>
          <table:table-cell table:style-name="ce3" table:formula="of:=CONCATENATE(&quot;0x&quot;; DEC2HEX(([.H1]*[.A1])+([.H2]*[.A2])+([.H3]*[.A3])+([.H4]*[.A4])+([.H5]*[.A5])+([.H6]*[.A6])+([.H7]*[.A7])+([.H8]*[.A8])+([.H9]*[.A9])+([.H10]*[.A10])+([.H11]*[.A11])+([.H12]*[.A12])))" office:value-type="string" office:string-value="0x0">
            <text:p>0x0</text:p>
          </table:table-cell>
          <table:table-cell table:style-name="ce3" table:formula="of:=CONCATENATE(&quot;0x&quot;; DEC2HEX(([.I1]*[.A1])+([.I2]*[.A2])+([.I3]*[.A3])+([.I4]*[.A4])+([.I5]*[.A5])+([.I6]*[.A6])+([.I7]*[.A7])+([.I8]*[.A8])+([.I9]*[.A9])+([.I10]*[.A10])+([.I11]*[.A11])+([.I12]*[.A12])))" office:value-type="string" office:string-value="0x0">
            <text:p>0x0</text:p>
          </table:table-cell>
          <table:table-cell table:style-name="ce3" table:number-columns-repeated="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Output :</text:p>
          </table:table-cell>
          <table:table-cell table:formula="of:=CONCATENATE([.B16]; &quot;, &quot;; [.C16]; &quot;, &quot;; [.D16]; &quot;, &quot;; [.E16]; &quot;, &quot;; [.F16]; &quot;, &quot;; [.G16]; &quot;, &quot;; [.H16])" office:value-type="string" office:string-value="0x7F, 0x7F, 0x40, 0x40, 0x40, 0x40, 0x0">
            <text:p>0x7F, 0x7F, 0x40, 0x40, 0x40, 0x40, 0x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number-columns-repeated="2" office:value-type="string">
            <text:p><text:s/></text:p>
          </table:table-cell>
          <table:table-cell table:number-columns-repeated="1010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" table:style-name="ta16" table:print="false"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table:style-name="ce1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12">
            <text:p>512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24">
            <text:p>1024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2048">
            <text:p>2048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table:formula="of:=CONCATENATE(&quot;0x&quot;; DEC2HEX(([.B1]*[.A1])+([.B2]*[.A2])+([.B3]*[.A3])+([.B4]*[.A4])+([.B5]*[.A5])+([.B6]*[.A6])+([.B7]*[.A7])+([.B8]*[.A8])+([.B9]*[.A9])+([.B10]*[.A10])+([.B11]*[.A11])+([.B12]*[.A12])))" office:value-type="string" office:string-value="0x7F">
            <text:p>0x7F</text:p>
          </table:table-cell>
          <table:table-cell table:style-name="ce3" table:formula="of:=CONCATENATE(&quot;0x&quot;; DEC2HEX(([.C1]*[.A1])+([.C2]*[.A2])+([.C3]*[.A3])+([.C4]*[.A4])+([.C5]*[.A5])+([.C6]*[.A6])+([.C7]*[.A7])+([.C8]*[.A8])+([.C9]*[.A9])+([.C10]*[.A10])+([.C11]*[.A11])+([.C12]*[.A12])))" office:value-type="string" office:string-value="0x7F">
            <text:p>0x7F</text:p>
          </table:table-cell>
          <table:table-cell table:style-name="ce3" table:formula="of:=CONCATENATE(&quot;0x&quot;; DEC2HEX(([.D1]*[.A1])+([.D2]*[.A2])+([.D3]*[.A3])+([.D4]*[.A4])+([.D5]*[.A5])+([.D6]*[.A6])+([.D7]*[.A7])+([.D8]*[.A8])+([.D9]*[.A9])+([.D10]*[.A10])+([.D11]*[.A11])+([.D12]*[.A12])))" office:value-type="string" office:string-value="0x41">
            <text:p>0x41</text:p>
          </table:table-cell>
          <table:table-cell table:style-name="ce3" table:formula="of:=CONCATENATE(&quot;0x&quot;; DEC2HEX(([.E1]*[.A1])+([.E2]*[.A2])+([.E3]*[.A3])+([.E4]*[.A4])+([.E5]*[.A5])+([.E6]*[.A6])+([.E7]*[.A7])+([.E8]*[.A8])+([.E9]*[.A9])+([.E10]*[.A10])+([.E11]*[.A11])+([.E12]*[.A12])))" office:value-type="string" office:string-value="0x41">
            <text:p>0x41</text:p>
          </table:table-cell>
          <table:table-cell table:style-name="ce3" table:formula="of:=CONCATENATE(&quot;0x&quot;; DEC2HEX(([.F1]*[.A1])+([.F2]*[.A2])+([.F3]*[.A3])+([.F4]*[.A4])+([.F5]*[.A5])+([.F6]*[.A6])+([.F7]*[.A7])+([.F8]*[.A8])+([.F9]*[.A9])+([.F10]*[.A10])+([.F11]*[.A11])+([.F12]*[.A12])))" office:value-type="string" office:string-value="0x63">
            <text:p>0x63</text:p>
          </table:table-cell>
          <table:table-cell table:style-name="ce3" table:formula="of:=CONCATENATE(&quot;0x&quot;; DEC2HEX(([.G1]*[.A1])+([.G2]*[.A2])+([.G3]*[.A3])+([.G4]*[.A4])+([.G5]*[.A5])+([.G6]*[.A6])+([.G7]*[.A7])+([.G8]*[.A8])+([.G9]*[.A9])+([.G10]*[.A10])+([.G11]*[.A11])+([.G12]*[.A12])))" office:value-type="string" office:string-value="0x3E">
            <text:p>0x3E</text:p>
          </table:table-cell>
          <table:table-cell table:style-name="ce3" table:formula="of:=CONCATENATE(&quot;0x&quot;; DEC2HEX(([.H1]*[.A1])+([.H2]*[.A2])+([.H3]*[.A3])+([.H4]*[.A4])+([.H5]*[.A5])+([.H6]*[.A6])+([.H7]*[.A7])+([.H8]*[.A8])+([.H9]*[.A9])+([.H10]*[.A10])+([.H11]*[.A11])+([.H12]*[.A12])))" office:value-type="string" office:string-value="0x1C">
            <text:p>0x1C</text:p>
          </table:table-cell>
          <table:table-cell table:style-name="ce3" table:formula="of:=CONCATENATE(&quot;0x&quot;; DEC2HEX(([.I1]*[.A1])+([.I2]*[.A2])+([.I3]*[.A3])+([.I4]*[.A4])+([.I5]*[.A5])+([.I6]*[.A6])+([.I7]*[.A7])+([.I8]*[.A8])+([.I9]*[.A9])+([.I10]*[.A10])+([.I11]*[.A11])+([.I12]*[.A12])))" office:value-type="string" office:string-value="0x0">
            <text:p>0x0</text:p>
          </table:table-cell>
          <table:table-cell table:style-name="ce3" table:number-columns-repeated="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Output :</text:p>
          </table:table-cell>
          <table:table-cell table:formula="of:=CONCATENATE([.B16]; &quot;, &quot;; [.C16]; &quot;, &quot;; [.D16]; &quot;, &quot;; [.E16]; &quot;, &quot;; [.F16]; &quot;, &quot;; [.G16]; &quot;, &quot;; [.H16])" office:value-type="string" office:string-value="0x7F, 0x7F, 0x41, 0x41, 0x63, 0x3E, 0x1C">
            <text:p>0x7F, 0x7F, 0x41, 0x41, 0x63, 0x3E, 0x1C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number-columns-repeated="2" office:value-type="string">
            <text:p><text:s/></text:p>
          </table:table-cell>
          <table:table-cell table:number-columns-repeated="1010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-" table:style-name="ta17" table:print="false"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table:style-name="ce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float" office:value="256">
            <text:p>2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12">
            <text:p>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24">
            <text:p>10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2048">
            <text:p>20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table:formula="of:=CONCATENATE(&quot;0x&quot;; DEC2HEX(([.B1]*[.A1])+([.B2]*[.A2])+([.B3]*[.A3])+([.B4]*[.A4])+([.B5]*[.A5])+([.B6]*[.A6])+([.B7]*[.A7])+([.B8]*[.A8])+([.B9]*[.A9])+([.B10]*[.A10])+([.B11]*[.A11])+([.B12]*[.A12])))" office:value-type="string" office:string-value="0x0">
            <text:p>0x0</text:p>
          </table:table-cell>
          <table:table-cell table:style-name="ce3" table:formula="of:=CONCATENATE(&quot;0x&quot;; DEC2HEX(([.C1]*[.A1])+([.C2]*[.A2])+([.C3]*[.A3])+([.C4]*[.A4])+([.C5]*[.A5])+([.C6]*[.A6])+([.C7]*[.A7])+([.C8]*[.A8])+([.C9]*[.A9])+([.C10]*[.A10])+([.C11]*[.A11])+([.C12]*[.A12])))" office:value-type="string" office:string-value="0x18">
            <text:p>0x18</text:p>
          </table:table-cell>
          <table:table-cell table:style-name="ce3" table:formula="of:=CONCATENATE(&quot;0x&quot;; DEC2HEX(([.D1]*[.A1])+([.D2]*[.A2])+([.D3]*[.A3])+([.D4]*[.A4])+([.D5]*[.A5])+([.D6]*[.A6])+([.D7]*[.A7])+([.D8]*[.A8])+([.D9]*[.A9])+([.D10]*[.A10])+([.D11]*[.A11])+([.D12]*[.A12])))" office:value-type="string" office:string-value="0x18">
            <text:p>0x18</text:p>
          </table:table-cell>
          <table:table-cell table:style-name="ce3" table:formula="of:=CONCATENATE(&quot;0x&quot;; DEC2HEX(([.E1]*[.A1])+([.E2]*[.A2])+([.E3]*[.A3])+([.E4]*[.A4])+([.E5]*[.A5])+([.E6]*[.A6])+([.E7]*[.A7])+([.E8]*[.A8])+([.E9]*[.A9])+([.E10]*[.A10])+([.E11]*[.A11])+([.E12]*[.A12])))" office:value-type="string" office:string-value="0x18">
            <text:p>0x18</text:p>
          </table:table-cell>
          <table:table-cell table:style-name="ce3" table:formula="of:=CONCATENATE(&quot;0x&quot;; DEC2HEX(([.F1]*[.A1])+([.F2]*[.A2])+([.F3]*[.A3])+([.F4]*[.A4])+([.F5]*[.A5])+([.F6]*[.A6])+([.F7]*[.A7])+([.F8]*[.A8])+([.F9]*[.A9])+([.F10]*[.A10])+([.F11]*[.A11])+([.F12]*[.A12])))" office:value-type="string" office:string-value="0x18">
            <text:p>0x18</text:p>
          </table:table-cell>
          <table:table-cell table:style-name="ce3" table:formula="of:=CONCATENATE(&quot;0x&quot;; DEC2HEX(([.G1]*[.A1])+([.G2]*[.A2])+([.G3]*[.A3])+([.G4]*[.A4])+([.G5]*[.A5])+([.G6]*[.A6])+([.G7]*[.A7])+([.G8]*[.A8])+([.G9]*[.A9])+([.G10]*[.A10])+([.G11]*[.A11])+([.G12]*[.A12])))" office:value-type="string" office:string-value="0x18">
            <text:p>0x18</text:p>
          </table:table-cell>
          <table:table-cell table:style-name="ce3" table:formula="of:=CONCATENATE(&quot;0x&quot;; DEC2HEX(([.H1]*[.A1])+([.H2]*[.A2])+([.H3]*[.A3])+([.H4]*[.A4])+([.H5]*[.A5])+([.H6]*[.A6])+([.H7]*[.A7])+([.H8]*[.A8])+([.H9]*[.A9])+([.H10]*[.A10])+([.H11]*[.A11])+([.H12]*[.A12])))" office:value-type="string" office:string-value="0x0">
            <text:p>0x0</text:p>
          </table:table-cell>
          <table:table-cell table:style-name="ce3" table:formula="of:=CONCATENATE(&quot;0x&quot;; DEC2HEX(([.I1]*[.A1])+([.I2]*[.A2])+([.I3]*[.A3])+([.I4]*[.A4])+([.I5]*[.A5])+([.I6]*[.A6])+([.I7]*[.A7])+([.I8]*[.A8])+([.I9]*[.A9])+([.I10]*[.A10])+([.I11]*[.A11])+([.I12]*[.A12])))" office:value-type="string" office:string-value="0x0">
            <text:p>0x0</text:p>
          </table:table-cell>
          <table:table-cell table:style-name="ce3" table:number-columns-repeated="5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Output :</text:p>
          </table:table-cell>
          <table:table-cell table:formula="of:=CONCATENATE([.B16]; &quot;, &quot;; [.C16]; &quot;, &quot;; [.D16]; &quot;, &quot;; [.E16]; &quot;, &quot;; [.F16]; &quot;, &quot;; [.G16]; &quot;, &quot;; [.H16])" office:value-type="string" office:string-value="0x0, 0x18, 0x18, 0x18, 0x18, 0x18, 0x0">
            <text:p>0x0, 0x18, 0x18, 0x18, 0x18, 0x18, 0x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number-columns-repeated="2" office:value-type="string">
            <text:p><text:s/></text:p>
          </table:table-cell>
          <table:table-cell table:number-columns-repeated="1010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27" style:display-name="ConditionalStyle_27" style:family="table-cell" style:parent-style-name="Default">
      <style:table-cell-properties fo:background-color="#000000"/>
    </style:style>
    <style:style style:name="ConditionalStyle_5f_26" style:display-name="ConditionalStyle_26" style:family="table-cell" style:parent-style-name="Default">
      <style:table-cell-properties fo:background-color="#000000"/>
    </style:style>
    <style:style style:name="ConditionalStyle_5f_25" style:display-name="ConditionalStyle_25" style:family="table-cell" style:parent-style-name="Default">
      <style:table-cell-properties fo:background-color="#000000"/>
    </style:style>
    <style:style style:name="ConditionalStyle_5f_24" style:display-name="ConditionalStyle_24" style:family="table-cell" style:parent-style-name="Default">
      <style:table-cell-properties fo:background-color="#000000"/>
    </style:style>
    <style:style style:name="ConditionalStyle_5f_23" style:display-name="ConditionalStyle_23" style:family="table-cell" style:parent-style-name="Default">
      <style:table-cell-properties fo:background-color="#000000"/>
    </style:style>
    <style:style style:name="ConditionalStyle_5f_22" style:display-name="ConditionalStyle_22" style:family="table-cell" style:parent-style-name="Default">
      <style:table-cell-properties fo:background-color="#000000"/>
    </style:style>
    <style:style style:name="ConditionalStyle_5f_21" style:display-name="ConditionalStyle_21" style:family="table-cell" style:parent-style-name="Default">
      <style:table-cell-properties fo:background-color="#000000"/>
    </style:style>
    <style:style style:name="ConditionalStyle_5f_20" style:display-name="ConditionalStyle_20" style:family="table-cell" style:parent-style-name="Default">
      <style:table-cell-properties fo:background-color="#000000"/>
    </style:style>
    <style:style style:name="ConditionalStyle_5f_19" style:display-name="ConditionalStyle_19" style:family="table-cell" style:parent-style-name="Default">
      <style:table-cell-properties fo:background-color="#000000"/>
    </style:style>
    <style:style style:name="ConditionalStyle_5f_18" style:display-name="ConditionalStyle_18" style:family="table-cell" style:parent-style-name="Default">
      <style:table-cell-properties fo:background-color="#000000"/>
    </style:style>
    <style:style style:name="ConditionalStyle_5f_17" style:display-name="ConditionalStyle_17" style:family="table-cell" style:parent-style-name="Default">
      <style:table-cell-properties fo:background-color="#000000"/>
    </style:style>
    <style:style style:name="ConditionalStyle_5f_16" style:display-name="ConditionalStyle_16" style:family="table-cell" style:parent-style-name="Default">
      <style:table-cell-properties fo:background-color="#000000"/>
    </style:style>
    <style:style style:name="ConditionalStyle_5f_15" style:display-name="ConditionalStyle_15" style:family="table-cell" style:parent-style-name="Default">
      <style:table-cell-properties fo:background-color="#000000"/>
    </style:style>
    <style:style style:name="ConditionalStyle_5f_10" style:display-name="ConditionalStyle_10" style:family="table-cell" style:parent-style-name="Default">
      <style:table-cell-properties fo:background-color="#000000"/>
    </style:style>
    <style:style style:name="ConditionalStyle_5f_13" style:display-name="ConditionalStyle_13" style:family="table-cell" style:parent-style-name="Default">
      <style:table-cell-properties fo:background-color="#000000"/>
    </style:style>
    <style:style style:name="ConditionalStyle_5f_12" style:display-name="ConditionalStyle_12" style:family="table-cell" style:parent-style-name="Default">
      <style:table-cell-properties fo:background-color="#000000"/>
    </style:style>
    <style:style style:name="ConditionalStyle_5f_11" style:display-name="ConditionalStyle_11" style:family="table-cell" style:parent-style-name="Default">
      <style:table-cell-properties fo:background-color="#000000"/>
    </style:style>
    <style:style style:name="ConditionalStyle_5f_5" style:display-name="ConditionalStyle_5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1">09/01/2011</text:date>, <text:time>22:0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0" style:display-name="PageStyle_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" style:display-name="PageStyle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" style:display-name="PageStyle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" style:display-name="PageStyle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" style:display-name="PageStyle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" style:display-name="PageStyle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" style:display-name="PageStyle_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" style:display-name="PageStyle_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" style:display-name="PageStyle_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" style:display-name="PageStyle_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" style:display-name="PageStyle_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" style:display-name="PageStyle_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" style:display-name="PageStyle_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" style:display-name="PageStyle_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" style:display-name="PageStyle_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" style:display-name="PageStyle_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-" style:display-name="PageStyle_-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01T22:08:15.56</dc:date>
    <dc:creator>Tech Ninja</dc:creator>
    <meta:generator>OpenOffice.org/3.2$Win32 OpenOffice.org_project/320m12$Build-9483</meta:generator>
    <meta:editing-cycles>1</meta:editing-cycles>
    <meta:editing-duration>PT09H20M24S</meta:editing-duration>
    <meta:document-statistic meta:table-count="17" meta:cell-count="2036" meta:object-count="0"/>
  </office:meta>
</office:document-meta>
</file>